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18.3mm" table:align="center"/>
    </style:style>
    <style:style style:name="Table1.A" style:family="table-column">
      <style:table-column-properties style:column-width="35.91mm"/>
    </style:style>
    <style:style style:name="Table1.B" style:family="table-column">
      <style:table-column-properties style:column-width="44.22mm"/>
    </style:style>
    <style:style style:name="Table1.C" style:family="table-column">
      <style:table-column-properties style:column-width="38.17mm"/>
    </style:style>
    <style:style style:name="Table1.A1" style:family="table-cell">
      <style:table-cell-properties style:vertical-align="middle" fo:padding="0.49mm" fo:border="none"/>
    </style:style>
    <style:style style:name="Table1.2" style:family="table-row">
      <style:table-row-properties fo:background-color="#ffffff">
        <style:background-image/>
      </style:table-row-properties>
    </style:style>
    <style:style style:name="Table1.3" style:family="table-row">
      <style:table-row-properties fo:background-color="#e7eaec">
        <style:background-image/>
      </style:table-row-properties>
    </style:style>
    <style:style style:name="Table1.A3" style:family="table-cell">
      <style:table-cell-properties style:vertical-align="middle" fo:background-color="#ffffff" fo:padding="0.49mm" fo:border="none">
        <style:background-image/>
      </style:table-cell-properties>
    </style:style>
    <style:style style:name="P1" style:family="paragraph" style:parent-style-name="Footer">
      <style:paragraph-properties fo:text-align="center" style:justify-single-word="false"/>
    </style:style>
    <style:style style:name="P2" style:family="paragraph" style:parent-style-name="Text_20_body">
      <style:text-properties style:text-underline-style="none"/>
    </style:style>
    <style:style style:name="P3" style:family="paragraph" style:parent-style-name="Text_20_body">
      <style:text-properties style:text-underline-style="none" fo:font-weight="normal" style:font-weight-asian="normal" style:font-weight-complex="normal"/>
    </style:style>
    <style:style style:name="P4" style:family="paragraph" style:parent-style-name="Text_20_body">
      <style:text-properties fo:font-size="12pt" style:font-size-asian="12pt" style:font-size-complex="12pt"/>
    </style:style>
    <style:style style:name="P5" style:family="paragraph" style:parent-style-name="Text_20_body">
      <style:text-properties fo:font-weight="normal" style:font-weight-asian="normal" style:font-weight-complex="normal"/>
    </style:style>
    <style:style style:name="P6" style:family="paragraph" style:parent-style-name="Text_20_body">
      <style:text-properties fo:font-style="normal" fo:font-weight="normal" style:font-style-asian="normal" style:font-weight-asian="normal" style:font-style-complex="normal" style:font-weight-complex="normal"/>
    </style:style>
    <style:style style:name="P7" style:family="paragraph" style:parent-style-name="Text_20_body">
      <style:text-properties fo:font-style="normal" style:text-underline-style="none" style:font-style-asian="normal" style:font-style-complex="normal"/>
    </style:style>
    <style:style style:name="P8" style:family="paragraph" style:parent-style-name="Standard">
      <style:paragraph-properties fo:margin-top="0mm" fo:margin-bottom="0mm"/>
      <style:text-properties fo:font-size="2pt" style:font-size-asian="2pt" style:font-size-complex="2pt"/>
    </style:style>
    <style:style style:name="P9" style:family="paragraph" style:parent-style-name="Table_20_Contents">
      <style:text-properties fo:font-weight="bold" style:font-weight-asian="bold" style:font-weight-complex="bold"/>
    </style:style>
    <style:style style:name="P10" style:family="paragraph" style:parent-style-name="Table_20_Contents">
      <style:text-properties fo:font-size="12pt" style:font-size-asian="12pt" style:font-size-complex="12pt"/>
    </style:style>
    <style:style style:name="P11" style:family="paragraph" style:parent-style-name="Text_20_body">
      <style:paragraph-properties fo:margin-left="0mm" fo:margin-right="0mm" fo:text-indent="0mm" style:auto-text-indent="false"/>
      <style:text-properties style:text-underline-style="solid" style:text-underline-width="auto" style:text-underline-color="font-color"/>
    </style:style>
    <style:style style:name="P12" style:family="paragraph" style:parent-style-name="Contents_20_2">
      <style:paragraph-properties>
        <style:tab-stops>
          <style:tab-stop style:position="155.01mm" style:type="right" style:leader-style="dotted" style:leader-text="."/>
        </style:tab-stops>
      </style:paragraph-properties>
    </style:style>
    <style:style style:name="P13" style:family="paragraph" style:parent-style-name="seznam_20_literatury">
      <style:text-properties style:font-name="Times New Roman" fo:font-size="10pt" style:font-size-asian="10pt" style:font-size-complex="10pt"/>
    </style:style>
    <style:style style:name="P14" style:family="paragraph" style:parent-style-name="Contents_20_4">
      <style:paragraph-properties>
        <style:tab-stops>
          <style:tab-stop style:position="145.03mm" style:type="right" style:leader-style="dotted" style:leader-text="."/>
        </style:tab-stops>
      </style:paragraph-properties>
    </style:style>
    <style:style style:name="P15" style:family="paragraph" style:parent-style-name="Contents_20_3">
      <style:paragraph-properties>
        <style:tab-stops>
          <style:tab-stop style:position="150.02mm" style:type="right" style:leader-style="dotted" style:leader-text="."/>
        </style:tab-stops>
      </style:paragraph-properties>
    </style:style>
    <style:style style:name="P16" style:family="paragraph" style:parent-style-name="Text_20_body" style:list-style-name="">
      <style:paragraph-properties fo:margin-left="0mm" fo:margin-right="0mm" fo:text-indent="0mm" style:auto-text-indent="false"/>
    </style:style>
    <style:style style:name="P17" style:family="paragraph" style:parent-style-name="Text_20_body">
      <style:text-properties style:text-underline-style="none"/>
    </style:style>
    <style:style style:name="P18" style:family="paragraph" style:parent-style-name="Text_20_body">
      <style:text-properties style:font-name="Times New Roman" fo:font-size="12pt" style:text-underline-style="none" style:font-size-asian="12pt" style:font-size-complex="12pt"/>
    </style:style>
    <style:style style:name="P19" style:family="paragraph" style:parent-style-name="Text_20_body" style:list-style-name="L1"/>
    <style:style style:name="P20" style:family="paragraph" style:parent-style-name="Text_20_body" style:list-style-name="L1">
      <style:text-properties fo:font-style="normal" style:text-underline-style="none" style:font-style-asian="normal" style:font-style-complex="normal"/>
    </style:style>
    <style:style style:name="P21" style:family="paragraph" style:parent-style-name="Heading_20_1">
      <style:paragraph-properties fo:break-before="page"/>
    </style:style>
    <style:style style:name="P22" style:family="paragraph" style:parent-style-name="Heading_20_3">
      <style:text-properties style:text-underline-style="none"/>
    </style:style>
    <style:style style:name="P23" style:family="paragraph" style:parent-style-name="Footnote">
      <style:text-properties fo:font-variant="normal" fo:text-transform="none" fo:color="#000000" style:font-name="Times New Roman" fo:font-size="12pt" fo:letter-spacing="normal" fo:font-style="normal" style:text-underline-style="none" fo:font-weight="normal" style:font-size-asian="12pt" style:font-size-complex="12pt"/>
    </style:style>
    <style:style style:name="P24" style:family="paragraph" style:parent-style-name="Heading_20_2">
      <style:paragraph-properties fo:break-before="page"/>
    </style:style>
    <style:style style:name="P25" style:family="paragraph" style:parent-style-name="Heading_20_4">
      <style:text-properties style:text-underline-style="none"/>
    </style:style>
    <style:style style:name="P26" style:family="paragraph" style:parent-style-name="List_20_1">
      <style:text-properties fo:font-weight="normal" style:font-weight-asian="normal" style:font-weight-complex="normal"/>
    </style:style>
    <style:style style:name="P27" style:family="paragraph" style:parent-style-name="List_20_1">
      <style:text-properties style:text-underline-style="none"/>
    </style:style>
    <style:style style:name="P28" style:family="paragraph" style:parent-style-name="List_20_1">
      <style:text-properties style:text-underline-style="none" fo:font-weight="normal" style:font-weight-asian="normal" style:font-weight-complex="normal"/>
    </style:style>
    <style:style style:name="P29" style:family="paragraph" style:parent-style-name="List_20_1">
      <style:text-properties style:text-underline-style="none" fo:font-weight="bold" style:font-weight-asian="bold" style:font-weight-complex="bold"/>
    </style:style>
    <style:style style:name="P30" style:family="paragraph" style:parent-style-name="Contents_20_1">
      <style:paragraph-properties>
        <style:tab-stops>
          <style:tab-stop style:position="159mm" style:type="right" style:leader-style="dotted" style:leader-text="."/>
        </style:tab-stops>
      </style:paragraph-properties>
    </style:style>
    <style:style style:name="P31" style:family="paragraph" style:parent-style-name="seznam_20_literatury">
      <style:text-properties fo:font-variant="normal" fo:text-transform="none" fo:color="#000000" style:font-name="Times New Roman" fo:font-size="10pt" fo:letter-spacing="normal" fo:font-style="normal" fo:font-weight="normal" style:font-size-asian="10pt" style:font-size-complex="10pt"/>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fo:font-style="italic" style:text-underline-style="none" fo:font-weight="normal" style:font-style-asian="italic" style:font-weight-asian="normal" style:font-style-complex="italic" style:font-weight-complex="normal"/>
    </style:style>
    <style:style style:name="T6" style:family="text">
      <style:text-properties fo:font-style="italic" style:text-underline-style="none" style:font-style-asian="italic" style:font-style-complex="italic"/>
    </style:style>
    <style:style style:name="T7" style:family="text">
      <style:text-properties fo:font-weight="normal" style:font-weight-asian="normal" style:font-weight-complex="normal"/>
    </style:style>
    <style:style style:name="T8" style:family="text">
      <style:text-properties fo:font-style="normal" style:font-style-asian="normal" style:font-style-complex="normal"/>
    </style:style>
    <style:style style:name="T9" style:family="text">
      <style:text-properties fo:font-style="normal" style:text-underline-style="none" style:font-style-asian="normal" style:font-style-complex="normal"/>
    </style:style>
    <style:style style:name="T10" style:family="text">
      <style:text-properties fo:font-style="normal" style:text-underline-style="none" fo:font-weight="normal" style:font-style-asian="normal" style:font-weight-asian="normal" style:font-style-complex="normal" style:font-weight-complex="normal"/>
    </style:style>
    <style:style style:name="T11" style:family="text">
      <style:text-properties fo:font-variant="normal" fo:text-transform="none" style:use-window-font-color="true" style:font-name="Times New Roman" fo:letter-spacing="normal" fo:font-style="normal" fo:font-weight="normal"/>
    </style:style>
    <style:style style:name="T12" style:family="text">
      <style:text-properties fo:font-variant="normal" fo:text-transform="none" style:use-window-font-color="true" style:font-name="Times New Roman" fo:letter-spacing="normal" fo:font-style="normal" fo:font-weight="normal" style:font-weight-asian="normal" style:font-weight-complex="normal"/>
    </style:style>
    <style:style style:name="T13" style:family="text">
      <style:text-properties fo:font-variant="normal" fo:text-transform="none" style:use-window-font-color="true" style:font-name="Times New Roman" fo:font-size="12pt" fo:letter-spacing="normal" fo:font-style="normal" fo:font-weight="normal" fo:background-color="transparent" style:font-size-asian="12pt" style:font-size-complex="12pt"/>
    </style:style>
    <style:style style:name="T14" style:family="text">
      <style:text-properties fo:font-variant="normal" fo:text-transform="none" style:use-window-font-color="true" style:text-line-through-style="none" style:font-name="Times New Roman" fo:letter-spacing="normal" fo:font-style="normal" style:text-underline-style="none" fo:font-weight="normal" style:text-blinking="false"/>
    </style:style>
    <style:style style:name="T15" style:family="text">
      <style:text-properties fo:font-variant="normal" fo:text-transform="none" fo:font-size="12pt" fo:letter-spacing="normal" fo:font-style="normal" fo:font-weight="normal" style:font-size-asian="12pt" style:font-size-complex="12pt"/>
    </style:style>
    <style:style style:name="T16" style:family="text">
      <style:text-properties fo:font-variant="normal" fo:text-transform="none" fo:color="#000000" style:font-name="Times New Roman" fo:font-size="10pt" fo:letter-spacing="normal" fo:font-style="normal" fo:font-weight="normal" style:font-size-asian="10pt" style:font-size-complex="10pt"/>
    </style:style>
    <style:style style:name="T17" style:family="text">
      <style:text-properties fo:font-variant="normal" fo:text-transform="none" fo:color="#000000" style:font-name="Times New Roman" fo:font-size="10pt" fo:letter-spacing="normal" fo:font-style="italic" fo:font-weight="normal" style:font-size-asian="10pt" style:font-style-asian="italic" style:font-size-complex="10pt" style:font-style-complex="italic"/>
    </style:style>
    <style:style style:name="T18" style:family="text">
      <style:text-properties fo:font-variant="normal" fo:text-transform="none" fo:color="#000000" fo:letter-spacing="normal" fo:font-style="normal" fo:font-weight="normal"/>
    </style:style>
    <style:style style:name="T19" style:family="text">
      <style:text-properties fo:font-variant="normal" fo:text-transform="none" fo:color="#000000" fo:letter-spacing="normal" fo:font-style="italic" fo:font-weight="normal"/>
    </style:style>
    <style:style style:name="T20" style:family="text">
      <style:text-properties style:use-window-font-color="true" style:font-name="Times New Roman"/>
    </style:style>
    <style:style style:name="T21" style:family="text">
      <style:text-properties style:use-window-font-color="true" style:font-name="Times New Roman" fo:font-weight="normal" style:font-weight-asian="normal" style:font-weight-complex="normal"/>
    </style:style>
    <style:style style:name="T22" style:family="text">
      <style:text-properties fo:font-size="12pt" style:font-size-asian="12pt" style:font-size-complex="12pt"/>
    </style:style>
    <style:style style:name="T23" style:family="text">
      <style:text-properties fo:font-weight="bold" style:font-weight-asian="bold" style:font-weight-complex="bold"/>
    </style:style>
    <style:style style:name="T24" style:family="text">
      <style:text-properties style:font-name="Times New Roman" fo:font-size="10pt" style:font-size-asian="10pt" style:font-size-complex="10pt"/>
    </style:style>
    <style:style style:name="T25" style:family="text">
      <style:text-properties style:font-name="Times New Roman" fo:font-size="12pt" style:text-underline-style="none" style:font-size-asian="12pt" style:font-size-complex="12pt"/>
    </style:style>
    <style:style style:name="T26" style:family="text">
      <style:text-properties style:font-name="Times New Roman" fo:font-size="12pt" style:text-underline-style="none" fo:font-weight="bold" style:font-size-asian="12pt" style:font-weight-asian="bold" style:font-size-complex="12pt" style:font-weight-complex="bold"/>
    </style:style>
    <style:style style:name="T27" style:family="text">
      <style:text-properties style:font-name="Times New Roman" fo:font-size="12pt" style:text-underline-style="none" fo:font-weight="normal" style:font-size-asian="12pt" style:font-weight-asian="normal" style:font-size-complex="12pt" style:font-weight-complex="normal"/>
    </style:style>
    <style:style style:name="Sect1" style:family="section">
      <style:section-properties style:editable="false">
        <style:columns fo:column-count="1" fo:column-gap="0m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4.47mm" fo:text-indent="-6.35mm" fo:margin-left="24.4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82mm" fo:text-indent="-6.35mm" fo:margin-left="30.82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17mm" fo:text-indent="-6.35mm" fo:margin-left="37.17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52mm" fo:text-indent="-6.35mm" fo:margin-left="43.52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9.87mm" fo:text-indent="-6.35mm" fo:margin-left="49.87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22mm" fo:text-indent="-6.35mm" fo:margin-left="56.22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57mm" fo:text-indent="-6.35mm" fo:margin-left="62.57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8.92mm" fo:text-indent="-6.35mm" fo:margin-left="68.92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27mm" fo:text-indent="-6.35mm" fo:margin-left="75.27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62mm" fo:text-indent="-6.35mm" fo:margin-left="81.62m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 text:name="__RefHeading__1469_1422318452"/>Obsah<text:bookmark-end text:name="__RefHeading__1469_1422318452"/></text:h>
      <text:table-of-content text:style-name="Sect1" text:protected="true" text:name="Table of Contents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list xml:id="list2034470471" text:style-name="List_20_1">
            <text:list-item>
              <text:p text:style-name="P30">Obsah<text:tab/>1</text:p>
            </text:list-item>
            <text:list-item>
              <text:p text:style-name="P30">1 Úvod<text:tab/>4</text:p>
            </text:list-item>
            <text:list-item>
              <text:p text:style-name="P30">2 WebArchiv<text:tab/>5</text:p>
            </text:list-item>
          </text:list>
          <text:p text:style-name="P12">2.1 O WebArchivu<text:tab/>5</text:p>
          <text:p text:style-name="P12">2.2 Vývoj projektu<text:tab/>6</text:p>
          <text:p text:style-name="P15">2.2.1 Rok 2000<text:tab/>6</text:p>
          <text:p text:style-name="P15">2.2.2 Rok 2001<text:tab/>6</text:p>
          <text:p text:style-name="P15">2.2.3 Rok 2002<text:tab/>6</text:p>
          <text:p text:style-name="P15">2.2.4 Rok 2003<text:tab/>7</text:p>
          <text:p text:style-name="P15">2.2.5 Rok 2004<text:tab/>7</text:p>
          <text:p text:style-name="P15">2.2.6 Rok 2005<text:tab/>7</text:p>
          <text:p text:style-name="P15">2.2.7 Rok 2006<text:tab/>7</text:p>
          <text:p text:style-name="P15">2.2.8 Rok 2007<text:tab/>8</text:p>
          <text:p text:style-name="P15">2.2.9 Rok 2008<text:tab/>8</text:p>
          <text:p text:style-name="P15">2.2.10 Rok 2009<text:tab/>9</text:p>
          <text:p text:style-name="P15">2.2.11 Rok 2010<text:tab/>9</text:p>
          <text:p text:style-name="P15">2.2.12 Rok 2011<text:tab/>9</text:p>
          <text:p text:style-name="P12">2.3 Současný obsah databáze<text:tab/>10</text:p>
          <text:p text:style-name="P12">2.4 Další informace o projektu<text:tab/>11</text:p>
          <text:p text:style-name="P15">2.4.1 Creative Commons<text:tab/>11</text:p>
          <text:p text:style-name="P15">2.4.2 Partneři projektu<text:tab/>11</text:p>
          <text:p text:style-name="P15">2.4.3 Nasmlouvané webové zdroje<text:tab/>12</text:p>
          <text:p text:style-name="P15">2.4.4 Internet Archive<text:tab/>12</text:p>
          <text:p text:style-name="P15">2.4.5 Další spolupráce<text:tab/>13</text:p>
          <text:p text:style-name="P15">2.4.6 Dostupnost informací<text:tab/>13</text:p>
          <text:p text:style-name="P15">2.4.7 Kritéria výběru webových zdrojů<text:tab/>14</text:p>
          <text:p text:style-name="P14">2.4.7.1 Plošná archivace – harvesting<text:tab/>14</text:p>
          <text:p text:style-name="P14">2.4.7.2 Výběrový přístup – konspekt<text:tab/>14</text:p>
          <text:p text:style-name="P14">2.4.7.3 Tematické sbírky<text:tab/>15</text:p>
          <text:p text:style-name="P12">2.5 Starší práce na téma WebArchiv<text:tab/>16</text:p>
          <text:p text:style-name="P15">2.5.1 Systém pro správu procesu archivace webových informačních zdrojů<text:tab/>16</text:p>
          <text:p text:style-name="P15">2.5.2 Identifikace a omezení přístupu k „nevhodným“ stránkám ve webovém archivu<text:tab/>16</text:p>
          <text:p text:style-name="P15">2.5.3 Rozpoznání a archivace českého webu mimo národní doménu<text:tab/>16</text:p>
          <text:p text:style-name="P15">2.5.4 Implementace OAI-PMH pro český WebArchiv<text:tab/>17</text:p>
          <text:p text:style-name="P15">2.5.5 Bibliografický popis elektronických online zdrojů v zahraniční a domácí katalogizační praxi<text:tab/>17</text:p>
          <text:p text:style-name="P15">2.5.6 Zpřístupnění archivu českého webu<text:tab/>17</text:p>
          <text:p text:style-name="P15">2.5.5 Strategie archivace elektronických online zdrojů a politika jejich výběru do digitálního archivu (se zaměřením na český systém WebArchiv)<text:tab/>18</text:p>
          <text:p text:style-name="P12">2.6 Nástroje související s projektem WebArchiv<text:tab/>19</text:p>
          <text:p text:style-name="P15">2.6.1 APACHE TOMCAT<text:tab/>19</text:p>
          <text:p text:style-name="P15">2.6.2 ARCRetriever<text:tab/>19</text:p>
          <text:p text:style-name="P15">2.6.3 DeDuplicator<text:tab/>19</text:p>
          <text:p text:style-name="P15">2.6.4 Generátor URN<text:tab/>19</text:p>
          <text:p text:style-name="P15"><text:soft-page-break/>2.6.5 HERITRIX<text:tab/>19</text:p>
          <text:p text:style-name="P15">2.6.6 ImpEval <text:tab/>20</text:p>
          <text:p text:style-name="P15">2.6.7 NutchWAX<text:tab/>20</text:p>
          <text:p text:style-name="P15">2.6.8 WA ADMIN<text:tab/>20</text:p>
          <text:p text:style-name="P15">2.6.9 WA-CZ<text:tab/>20</text:p>
          <text:p text:style-name="P15">2.6.10 Wayback<text:tab/>20</text:p>
          <text:p text:style-name="P15">2.6.11 WebAnalyzer<text:tab/>21</text:p>
          <text:p text:style-name="P15">2.6.12 Web Curator Tool<text:tab/>21</text:p>
          <text:list xml:id="list356341244" text:continue-numbering="true" text:style-name="List_20_1">
            <text:list-item>
              <text:p text:style-name="P30">3 Archivační formáty<text:tab/>22</text:p>
            </text:list-item>
          </text:list>
          <text:p text:style-name="P12">3.1 Úvod<text:tab/>22</text:p>
          <text:p text:style-name="P12">3.2 Formát nedlib<text:tab/>23</text:p>
          <text:p text:style-name="P15">3.2.1 Popis standardu nedlib<text:tab/>23</text:p>
          <text:p text:style-name="P15">3.2.2 Výhody nedlib pro WebArchiv<text:tab/>23</text:p>
          <text:p text:style-name="P15">3.2.3 Nevýhody nedlib pro WebArchiv<text:tab/>23</text:p>
          <text:p text:style-name="P15">3.2.4 Užití v praxi ve WebArchivu<text:tab/>23</text:p>
          <text:p text:style-name="P12">3.3 Formát arc<text:tab/>24</text:p>
          <text:p text:style-name="P15">3.3.1 Popis standardu arc<text:tab/>24</text:p>
          <text:p text:style-name="P15">3.3.2 Výhody arc pro WebArchiv<text:tab/>24</text:p>
          <text:p text:style-name="P15">3.3.3 Nevýhody arc pro WebArchiv<text:tab/>24</text:p>
          <text:p text:style-name="P15">3.3.4 Užití v praxi ve WebArchivu<text:tab/>25</text:p>
          <text:p text:style-name="P12">3.4 Formát warc<text:tab/>26</text:p>
          <text:p text:style-name="P15">3.4.1 Úvod<text:tab/>26</text:p>
          <text:p text:style-name="P15">3.4.2 Popis standardu warc<text:tab/>26</text:p>
          <text:p text:style-name="P15">3.4.3 Výhody warc pro WebArchiv<text:tab/>28</text:p>
          <text:p text:style-name="P15">3.4.4 Nevýhody warc pro WebArchiv<text:tab/>29</text:p>
          <text:p text:style-name="P15">3.4.5 Plánované využití<text:tab/>29</text:p>
          <text:p text:style-name="P15">3.4.6 Deduplikace souborů<text:tab/>29</text:p>
          <text:list xml:id="list1371564671" text:continue-numbering="true" text:style-name="List_20_1">
            <text:list-item>
              <text:p text:style-name="P30">4 Migrace archivu z formátu arc do formátu warc<text:tab/>30</text:p>
            </text:list-item>
          </text:list>
          <text:p text:style-name="P12">4.1 O migraci<text:tab/>30</text:p>
          <text:p text:style-name="P15">4.1.1 Úvod<text:tab/>30</text:p>
          <text:p text:style-name="P15">4.1.2 Britská knihovna<text:tab/>30</text:p>
          <text:p text:style-name="P12">4.2 Použité nástroje<text:tab/>31</text:p>
          <text:p text:style-name="P15">4.2.1 JHOVE<text:tab/>31</text:p>
          <text:p text:style-name="P15">4.2.2 JHOVE2<text:tab/>31</text:p>
          <text:p text:style-name="P14">4.2.2.1 Úvod<text:tab/>31</text:p>
          <text:p text:style-name="P14">4.2.2.2 Podrobnější informace<text:tab/>32</text:p>
          <text:p text:style-name="P15">4.2.3 Jpype<text:tab/>34</text:p>
          <text:p text:style-name="P12">4.3 Testování migračních nástrojů<text:tab/>35</text:p>
          <text:p text:style-name="P15">4.3.1 WARC-TOOLS<text:tab/>35</text:p>
          <text:p text:style-name="P14">4.3.1.1 Kompatibilita s ostatními nástroji<text:tab/>35</text:p>
          <text:p text:style-name="P14">4.3.1.2 Další parametry<text:tab/>36</text:p>
          <text:p text:style-name="P15">4.3.2 WARC-TOOLS / hanzo<text:tab/>36</text:p>
          <text:p text:style-name="P14">4.3.2.1 Kompatibilita s ostatními nástroji<text:tab/>36</text:p>
          <text:p text:style-name="P14">4.3.2.2 Další parametry<text:tab/>36</text:p>
          <text:p text:style-name="P15">4.3.3 WARC-TOOLS / kpk09<text:tab/>37</text:p>
          <text:p text:style-name="P14">4.3.3 1 Kompatibilita s ostatními nástroji<text:tab/>37</text:p>
          <text:p text:style-name="P14">4.3.3.2 Další parametry<text:tab/>37</text:p>
          <text:p text:style-name="P12"><text:soft-page-break/>4.4 Podobnost WARCTOOLS / hanzo s kpk09<text:tab/>38</text:p>
          <text:p text:style-name="P15">4.4.1 Porovnání výstupů pro stejné vstupy<text:tab/>38</text:p>
          <text:p text:style-name="P15">4.4.2 Porovnání zdrojového kódu<text:tab/>38</text:p>
          <text:p text:style-name="P12">4.5 Závěry z porovnávání nástrojů<text:tab/>39</text:p>
          <text:p text:style-name="P12">4.6 Implementace úprav v migračních nástrojích<text:tab/>40</text:p>
          <text:p text:style-name="P15">4.6.1 Úvod<text:tab/>40</text:p>
          <text:p text:style-name="P15">4.6.2 Úprava JHOVE2<text:tab/>40</text:p>
          <text:p text:style-name="P15">4.6.2 Úprava WARCTOOLS. / hanzo<text:tab/>40</text:p>
          <text:p text:style-name="P12">4.7 Výstupy z analýzy obsahu převáděných archivů<text:tab/>42</text:p>
          <text:list xml:id="list2153794741" text:continue-numbering="true" text:style-name="List_20_1">
            <text:list-item>
              <text:p text:style-name="P30">5 Závěr<text:tab/>43</text:p>
            </text:list-item>
            <text:list-item>
              <text:p text:style-name="P30">Seznam literatury<text:tab/>44</text:p>
            </text:list-item>
            <text:list-item>
              <text:p text:style-name="P30">Přílohy<text:tab/>47</text:p>
            </text:list-item>
          </text:list>
        </text:index-body>
      </text:table-of-content>
      <text:p text:style-name="P11"/>
      <text:h text:style-name="P21" text:outline-level="1">1 Úvod</text:h>
      <text:p text:style-name="Text_20_body">V dnešní době je internet jedním z hlavních zdrojů a nositelů informací. Každým dnem vzniká velké množství nových elektronických dokumentů. Takové dokumenty nemají charakter stálých informací, jejich obsah se mění prakticky neustále. Je typické, že staré verze dokumentů jejich autoři neuchovávají, a proto dochází ke ztrátě cenných informací. Z toho důvodu je důležité, aby se webové zdroje dlouhodobě uchovávaly a bylo možné je zpětně rekonstruovat. Tato práce je cílem projektu WebArchiv. </text:p>
      <text:p text:style-name="P6">Řešitelé projektu WebArchiv se archivaci věnují již dvanáctým rokem. S postupujícím zdokonalováním technologií se rychle mění trendy a parametry, které musí sledovat a splňovat. Dá se říci, že každým dalším dnem vznikají další požadavky pro archivaci a dlouhodobé uchování webových zdrojů.</text:p>
      <text:p text:style-name="P6">Jedním ze základních problému je samotné uchovávání datového archivu. Každým rokem narůstá jeho obsah a tomu se musí přizpůsobit práce s archivovanými zdroji. Dále je potřeba zajistit, aby archivovaná data byla čitelná dlouhodobě a dalo se s nimi snadno manipulovat. V současné době se projevují limity archivování zdrojů pomocí formátu arc. Tento formát je pro archivaci sice vhodný, ale je již zastaralý a málo robustní. </text:p>
      <text:p text:style-name="P6">Ukazuje se, že by bylo vhodné nahradit arc formátem warc. Formát warc je relativně nový a prozatím ne příliš používaný. V budoucnu se však pravděpodobně stane standardem pro uchovávání webových zdrojů. Vzniká tedy otázka možnosti přechodu WebArchivu na práci výhradně s tímto formátem. Před samotným přechodem je potřeba vyřešit spoustu problémů a všechny používané nástroje musí být na práci s novým formátem připraveny. </text:p>
      <text:p text:style-name="P6">Předmětem této bakalářské práce je jedna z dílčích akcích vedoucích k přechodu WebArchivu na uchovávání dat ve formátu warc archivů. Jedná se o migraci stávajícího archivu do nového formátu. Tato problematika je nová a specifická přímo pro projekt WebArchiv.</text:p>
      <text:p text:style-name="P6">Ve své práci se pokusím nalézt nástroje, které by samotnou migraci umožnili. Představím možná řešení převodu a ukáži jejich výhody a nevýhody. Výstupem práce by pak měly být ukázky jednotlivých nástrojů určených pro migraci, nikoliv samotná migrace. Závěry práce tedy budou tvořit podklady řešitelům projektu WebArchiv, pro plánování migrace webového archivu.</text:p>
      <text:h text:style-name="P21" text:outline-level="1">2 WebArchiv</text:h>
      <text:h text:style-name="Heading_20_2" text:outline-level="2">2.1 O WebArchivu</text:h>
      <text:p text:style-name="Text_20_body">WebArchiv je projekt, jehož cílem je archivace Českého internetu. Jeho zřizovatelem je Národní knihovna ČR, která spolupracuje s Moravskou zemskou knihovnou a Ústavem výpočetní techniky Masarykovy univerzity. [1] Projekt vznikl roku 2000 v rámci projektu Registrace, ochrana a zpřístupnění domácích elektronických zdrojů v síti Internet. Jeho cílem je uchovat české webové zdroje v rámci zachování českého kulturního dědictví.</text:p>
      <text:p text:style-name="Text_20_body">WebArchiv klade důraz na takové elektronické zdroje, které nejsou dostupné v tištěné podobě. Jejich archivace ve WebArchivu jeden z nejspolehlivějších způsobů jejich uchování do budoucna.</text:p>
      <text:p text:style-name="Text_20_body">Zachování těchto dokumentů je podstatné hlavně pro zachycení a možnost hodnocení vývoje českého kulturního dědictví. Projekt si klade za cíl uchovávat dlouhodobě české webové stránky a umožnit jejich zpětné vyhledávání. [2]</text:p>
      <text:p text:style-name="Text_20_body">Archivace není důležitá jen pro případ ztráty dat, ale i pro předejití problému zastarání technologií. Jak víme multimediální technologie se v dnešní době velmi dynamicky vyvíjí a dokument, který byl před několika lety běžně zobrazitelný pro většinu uživatelů internetu, již dnes není podporovaný většinou počítačů. Jelikož WebArchiv zálohuje velké množství dokumentů v průběhu let musí řešit i tento aspekt archivace dat. Má tudíž výborný potenciál k zachování informační hodnoty dokumentů.</text:p>
      <text:p text:style-name="Text_20_body">Databáze WebArchivu obsahuje [1]:</text:p>
      <text:list xml:id="list1190594788" text:continue-numbering="true" text:style-name="List_20_1">
        <text:list-item>
          <text:p text:style-name="List_20_1">Digitální dokumenty volně dostupné prostřednictvím sítě internet</text:p>
        </text:list-item>
        <text:list-item>
          <text:p text:style-name="List_20_1">Publikace odborného, uměleckého a zpravodajsko-publicistického zaměření</text:p>
        </text:list-item>
        <text:list-item>
          <text:p text:style-name="List_20_1">Periodika, monografie, konferenční příspěvky, výzkumné a jiné zprávy, akademické práce</text:p>
        </text:list-item>
      </text:list>
      <text:h text:style-name="P24" text:outline-level="2">2.2 Vývoj projektu</text:h>
      <text:p text:style-name="Text_20_body">Pokusím se předvést cíle a vývoj projektu v průběhu jeho řešení. V počátcích projektu bylo nejprve potřeba stanovit základní parametry projektu a dlouhodobé cíle. V průběhu řešení pak docházelo hlavně k formulaci nových cílů, výzkumu nových technologií a vznikla i potřeba pro adaptování se na nové trendy a technologie.</text:p>
      <text:p text:style-name="Text_20_body">WebArchiv pravidelně publikuje zprávy o své činnosti a dalších záměrech. Zprávy jsou samozřejmě vystavovány na webových stránkách projektu [3]. Přehled vývoje v jednotlivých letech, který uvedu níže, čerpal vždy výhradně ze zpráv pro příslušný rok.</text:p>
      <text:h text:style-name="Heading_20_3" text:outline-level="3">2.2.1 Rok 2000</text:h>
      <text:p text:style-name="Text_20_body">V počátcích projektu bylo důležité připravit podmínky, které by umožnili samotné zpracovávání české národní bibliografie a zajistit její dlouhodobé ukládání. Následně bylo potřeba vyřešit organizační otázky týkající se získávání nových dokumentů. Zde se jedná hlavně o legislativní rámec a politiku přijímání nových dokumentů. A poté upřesnění možností přístupu k elektronickým zdrojů v souvislosti s autorským právem. [4]</text:p>
      <text:h text:style-name="Heading_20_3" text:outline-level="3">2.2.2 Rok 2001</text:h>
      <text:p text:style-name="Text_20_body">Důležitou prací bylo mapování situace s archivováním internetových zdrojů v rámci jiných projektů a institucí, protože čerpání zkušeností od jiných řešitelů podobných projektů je výhodné a může ušetřit spoustu práce do budoucna.</text:p>
      <text:p text:style-name="Text_20_body">Začalo samotné shromažďování internetových zdrojů. Zásadní byla otázka archivace sklizených dat, řešitelé potřebovali, pro dlouhodobou archivaci a práci s daty, zvolit vhodný formát uchovávání metadat stažených souborů. Zvolili Dublin Core Metadata Element Set<text:note text:id="ftn1" text:note-class="footnote"><text:note-citation>1</text:note-citation><text:note-body><text:p text:style-name="Footnote">Více informací o Dublin Core Metadata Element Set dostupné online na adrese &lt;http://dublincore.org/documents/dces/&gt;.</text:p></text:note-body></text:note>, který byl lokalizován pro české zdroje. P<text:span text:style-name="T1">robíhal vývoj nových nástrojů: </text:span>Dublin Core Metadata Generator, Generátor URN, Kalkulátor MD5, Nedlib Harvester.</text:p>
      <text:p text:style-name="Text_20_body">Řešitelé upravili kritéria výběru nových webových zdrojů. Jak jsem zmínil výše, došlo k vývoji v oblasti legislativy. Opět vycházeli ze strategie zahraničních kolegů. Dále byla věnována pozornost sklizni elektronických seriálů. [5]</text:p>
      <text:h text:style-name="Heading_20_3" text:outline-level="3">2.2.3 Rok 2002</text:h>
      <text:p text:style-name="Text_20_body">Činnost řešitelů byla především zaměřena na vývoj používaného softwaru. Za cíl měli <text:soft-page-break/>vytvoření vyhledávací struktury a tím zpřístupnění zálohovaných webových zdrojů. Řešitelé neustále mapovali situaci v legislativě týkající se archivace zdrojů a v souvislosti tím došlo k vytvoření vzorových smluv s majiteli webových zdrojů. Pro nedostatek pracovních a finančních kapacit se odstoupilo od  ukládání metadat ve formátu Dublin Core a řešitelský tým se rozhodl pro využití formátu UNIMARC<text:note text:id="ftn2" text:note-class="footnote"><text:note-citation>2</text:note-citation><text:note-body><text:p text:style-name="Footnote">Podrobné informace o formátu MARC 21 dostupné online na adrese &lt;http://www.loc.gov/marc/unimarctomarc21.html&gt;.</text:p></text:note-body></text:note> [6].</text:p>
      <text:h text:style-name="Heading_20_3" text:outline-level="3">2.2.4 Rok 2003</text:h>
      <text:p text:style-name="P2">Zpráva pro tento rok není zpracována, jelikož na ní řešitelé doposud nedostali grant.<text:note text:id="ftn3" text:note-class="footnote"><text:note-citation>3</text:note-citation><text:note-body><text:p text:style-name="Footnote">Osobní sdělení: mgr. Václav Rosecký – vedoucí práce.</text:p></text:note-body></text:note></text:p>
      <text:h text:style-name="Heading_20_3" text:outline-level="3">2.2.5 Rok 2004</text:h>
      <text:p text:style-name="P2">Projekt byl řešen v rámci projektu s názvem<text:span text:style-name="T8"> Budování vzájemně kompatibilních informačních systémů pro přístup k heterogenním informačním zdrojům a jejich zastřešení prostřednictvím Jednotné informační brány.</text:span></text:p>
      <text:p text:style-name="P2">Řešitelé se zabývali analýzou možností dalšího vývoje softwaru pro tvorbu metadat, jednoznačné identifikace dokumentů, stahování webových zdrojů a jejich ukládání. Dále možnostmi trvalého a efektivního přístupu k uloženým datům. Bylo potřeba monitorovat vývoj technologií – zejména standardů pro metadata a formáty. Byly budovány tématické brány a konspekt. WebArchiv užíval nástroje jako NEDLIB, Heritrix. <text:span text:style-name="T7">[7]</text:span></text:p>
      <text:h text:style-name="Heading_20_3" text:outline-level="3">2.2.6 Rok 2005</text:h>
      <text:p text:style-name="P2">Projekt byl i nadále řešen v rámci stejného projektu jako v roce 2004 a pokračoval v práci ve stejném okruhu témat jako v předešlém roce. Důraz byl kladen na analýzy přístupnosti dokumentů v archivu. Databáze WebArchivu byla převáděna do formátu arc. V tomto formátu jsou data uložená až do dnes. Právě formát arc a jeho převod do formátu warc je předmětem mé práce. <text:span text:style-name="T7">[8]</text:span></text:p>
      <text:h text:style-name="Heading_20_3" text:outline-level="3">2.2.7 Rok 2006</text:h>
      <text:p text:style-name="Text_20_body">Řešitelé projektu pracovali současně na projektu CULTURE 2000<text:note text:id="ftn4" text:note-class="footnote"><text:note-citation>4</text:note-citation><text:note-body><text:p text:style-name="Footnote">Podrobné informace o projektu CULTURE 2000 dostupné online na adrese &lt;http://www.webarchiv.cz/culture-2000/&gt;.</text:p></text:note-body></text:note> s podtitulem Web Cultural Heritage. Z toho důvodu provedli obsáhlou analýzu obsahu archivu. Tým dále provedl analýzu využívaného softwaru:<text:span text:style-name="T2"> </text:span>NutchWAX, WayBack, WAXToolbar, WERA, ARCRetriever, WebCurator, Heritrix, DeDuplicator. <text:span text:style-name="T2">[9]</text:span></text:p>
      <text:h text:style-name="Heading_20_3" text:outline-level="3"><text:soft-page-break/>2.2.8 Rok 2007</text:h>
      <text:p text:style-name="Text_20_body">Řešitelské upravili webové stránky projektu. Důraz byl kladen hlavně na uživatelskou přívětivost. Z webu je od té doby přímý přístup k nástroji WERA, který umožňuje fulltextové vyhledávání ve veřejné části databáze WebArchivu. Dále je plně zpřístupněn nástroj Wayback, který umožňuje vyhledá ve zdrojích podle URL adresy. Vyhledávání je napojeno na možnost vyhledávání v databázi Internet Archive<text:note text:id="ftn5" text:note-class="footnote"><text:note-citation>5</text:note-citation><text:note-body><text:p text:style-name="Footnote">Webové stránky projektu Internet Archive dostupné online na adrese &lt;http://www.archive.org/&gt;.</text:p></text:note-body></text:note>.</text:p>
      <text:p text:style-name="Text_20_body">Dále byl vyvinut nástroj pro vyhledávání podle metodiky konspektu. <text:span text:style-name="T1">Tým se zabýval možností zlepšování tematických sklizní. Také se pracovalo na lokalizaci užívaných nástrojů. Prozkoumávala se i možnost průběžné analýzy sklizně.</text:span></text:p>
      <text:p text:style-name="P2">Velký význam měla analýza možnosti sklízení bohemikálních zdrojů mimo doménu CZ. Na toto téma byla zpracována i bakalářská práce s názvem<text:span text:style-name="T7"> </text:span><text:span text:style-name="Strong_20_Emphasis"><text:span text:style-name="T7">Rozpoznání a archivace českého webu mimo národní doménu, kterou zpracoval Ivan Vlček. [27] </text:span></text:span>V tomto roce došlo ke změně legislativy týkající se uchovávání elektronických informačních zdrojů. Tento problém úzce souvisí s licencí Creative Commons<text:note text:id="ftn6" text:note-class="footnote"><text:note-citation>6</text:note-citation><text:note-body><text:p text:style-name="Footnote">Podrobné informace o licenci Creative Commons uvedu v další části práce.</text:p></text:note-body></text:note>.</text:p>
      <text:p text:style-name="Text_20_body"><text:span text:style-name="T1">Došlo také k havárii diskového pole, která způsobila ztrátu dat v archivu. Ze zhruba 4,4 TB dat zůstalo nepoškozeno 3,8 TB dat. Ztracená data zastupovala archívy ze všech proběhlých sklizní. Některé z poškozených souborů se povedlo obnovit ze záloh či doplnit z databáze Internet Archive. [10] </text:span><text:span text:style-name="T2">[11]</text:span></text:p>
      <text:h text:style-name="Heading_20_3" text:outline-level="3">2.2.9 Rok 2008</text:h>
      <text:p text:style-name="Text_20_body">Pokračovalo se v analýze možností konspektu a tematických sklizní. Dále probíhala lokalizace používaných nástrojů. Jako v předchozím roce se prozkoumávala možnost<text:span text:style-name="T1"> sklízení bohemikálních zdrojů mimo doménu CZ – stále v rámci bakalářské práce Ivana Vlčka. Nadále se sleduje možnost analýzy průběžných sklizní.</text:span></text:p>
      <text:p text:style-name="Text_20_body">Významně se projevila potřeba řešit otázku ochrany a trvalého zpřístupnění uložených dokumentů. Opět bylo potřeba řešit jak hledisko legislativní tak technologické. Z technologického hlediska je hlavně potřeba navýšit kapacitu datových úložišť a ochranu proti ztrátě dat. V minulosti totiž několikrát došlo ke ztrátě dat v důsledku poruchy datového úložiště. <text:span text:style-name="T1">[12]</text:span></text:p>
      <text:h text:style-name="Heading_20_3" text:outline-level="3"><text:soft-page-break/>2.2.10 Rok 2009</text:h>
      <text:p text:style-name="Text_20_body">Řešitelé měli na starost hostování a správu serverů a diskového pole v ÚVT MU a Centrálním depozitáři NK v Hostivaři. To obnášelo pozorování a správu softwaru a instalaci nových serverů běžících na platformě VMWARE.</text:p>
      <text:p text:style-name="Text_20_body">Pro zabezpečení před ztrátami dat, které by nastaly při havárii úložišť probíhala záloha severů a revize politiky zálohování. S narůstající velikostí archivu se jeho zpráva stává extrémně obtížnou.</text:p>
      <text:p text:style-name="Text_20_body">V průběhu roku bylo provedeno větší množství sklizní. Devět výběrových sklizní, dvě celoplošné sklizně domény CZ a dvě celoplošné sklizně bohemikálních zdrojů mimo doménu CZ. Oproti předešlému roku bylo sklizeno více než dvojnásobné množství dat. Tento nárůst se dá vysvětlit výše zmíněnou instalací nových výkoných serverů.<text:span text:style-name="T1"> [13]</text:span></text:p>
      <text:h text:style-name="Heading_20_3" text:outline-level="3">2.2.11 Rok 2010</text:h>
      <text:p text:style-name="Text_20_body">Pokračovalo spravování serverů a diskového pole v ÚVT MU a Centrálním depozitáři NK v Hostivaři. Byly Doinstalovány dva nové VMWARE servery. Pokračovalo pravidelné zálohováni archivu. Probíhala revize přístupové politiky k serverům. Došlo k několika závažných výpadků způsobených hardwarovými chybami.</text:p>
      <text:p text:style-name="Text_20_body">Z hlediska výzkumu se pokračovalo ve vývoji konspektu, lokalizace nových verzí softwaru a analýzy možností sklizní bohemikálních zdrojů mimo doménu CZ. Dále bylo potřeba navýšit robustnost infrastruktury. Řešitelé se snažili zlepšit dohled nad probíhajícími sklizněmi. [14]</text:p>
      <text:p text:style-name="Text_20_body">V tomto roce bylo provedeno devět výběrových sklizní. A samozřejmě proběhla i celoplošná sklizeň nad doménou CZ. Při sklizních byl nasazen nástroj DeDuplicator. Podrobnosti o nástroji zmiňuji v části práce věnované nástrojům.<text:span text:style-name="T1"> [15]</text:span></text:p>
      <text:h text:style-name="Heading_20_3" text:outline-level="3">2.2.12 Rok 2011</text:h>
      <text:p text:style-name="Text_20_body">V době psaní této bakalářské práce nebyla zpráva dostupná.</text:p>
      <text:h text:style-name="P24" text:outline-level="2">2.3 Současný obsah databáze</text:h>
      <text:p text:style-name="Text_20_body">Zde nabízím přehled množství stažených webových zdrojů v celoplošných sklizních. Kompletní přehledy jsou dostupné na webových stránkách projektu [16]. Mimo celoplošné sklizně, určené pro sběr dat na doméně CZ tvoří část databáze i tématické sklizně a konspekt. Celkově obsahuje databáze cca 47 TB dat.</text:p>
      <text:p text:style-name="Text_20_body">Údaje v tabulce odpovídají zprávám, které WebArchiv pravidelně publikuje. Čísla však nemusí být úplně přesná – například z důvodu havárie v roce 2007.</text:p>
      <text:p text:style-name="P8"/>
      <table:table table:name="Table1" table:style-name="Table1">
        <table:table-column table:style-name="Table1.A"/>
        <table:table-column table:style-name="Table1.B"/>
        <table:table-column table:style-name="Table1.C"/>
        <table:table-row>
          <table:table-cell table:style-name="Table1.A1" office:value-type="string">
            <text:p text:style-name="P9">Sklizeň</text:p>
          </table:table-cell>
          <table:table-cell table:style-name="Table1.A1" office:value-type="string">
            <text:p text:style-name="P9">Počet souborů</text:p>
          </table:table-cell>
          <table:table-cell table:style-name="Table1.A1" office:value-type="string">
            <text:p text:style-name="P9">Rozsah (MB)</text:p>
          </table:table-cell>
        </table:table-row>
        <table:table-row table:style-name="Table1.2">
          <table:table-cell table:style-name="Table1.A1" office:value-type="string">
            <text:p text:style-name="Table_20_Contents">2001</text:p>
          </table:table-cell>
          <table:table-cell table:style-name="Table1.A1" office:value-type="string">
            <text:p text:style-name="Table_20_Contents">3 017 058</text:p>
          </table:table-cell>
          <table:table-cell table:style-name="Table1.A1" office:value-type="string">
            <text:p text:style-name="Table_20_Contents">106 520</text:p>
          </table:table-cell>
        </table:table-row>
        <table:table-row table:style-name="Table1.3">
          <table:table-cell table:style-name="Table1.A3" office:value-type="string">
            <text:p text:style-name="Table_20_Contents">2002</text:p>
          </table:table-cell>
          <table:table-cell table:style-name="Table1.A3" office:value-type="string">
            <text:p text:style-name="Table_20_Contents">10 272 093</text:p>
          </table:table-cell>
          <table:table-cell table:style-name="Table1.A3" office:value-type="string">
            <text:p text:style-name="Table_20_Contents">315 756</text:p>
          </table:table-cell>
        </table:table-row>
        <table:table-row table:style-name="Table1.2">
          <table:table-cell table:style-name="Table1.A1" office:value-type="string">
            <text:p text:style-name="Table_20_Contents">2004</text:p>
          </table:table-cell>
          <table:table-cell table:style-name="Table1.A1" office:value-type="string">
            <text:p text:style-name="Table_20_Contents">32 161 396</text:p>
          </table:table-cell>
          <table:table-cell table:style-name="Table1.A1" office:value-type="string">
            <text:p text:style-name="Table_20_Contents">1 058 305</text:p>
          </table:table-cell>
        </table:table-row>
        <table:table-row table:style-name="Table1.2">
          <table:table-cell table:style-name="Table1.A1" office:value-type="string">
            <text:p text:style-name="Table_20_Contents">2005</text:p>
          </table:table-cell>
          <table:table-cell table:style-name="Table1.A1" office:value-type="string">
            <text:p text:style-name="Table_20_Contents">9 336 123</text:p>
          </table:table-cell>
          <table:table-cell table:style-name="Table1.A1" office:value-type="string">
            <text:p text:style-name="Table_20_Contents">253 785</text:p>
          </table:table-cell>
        </table:table-row>
        <table:table-row table:style-name="Table1.2">
          <table:table-cell table:style-name="Table1.A1" office:value-type="string">
            <text:p text:style-name="Table_20_Contents">2006</text:p>
          </table:table-cell>
          <table:table-cell table:style-name="Table1.A1" office:value-type="string">
            <text:p text:style-name="Table_20_Contents">70 741 016</text:p>
          </table:table-cell>
          <table:table-cell table:style-name="Table1.A1" office:value-type="string">
            <text:p text:style-name="Table_20_Contents">3 465 016</text:p>
          </table:table-cell>
        </table:table-row>
        <table:table-row table:style-name="Table1.2">
          <table:table-cell table:style-name="Table1.A1" office:value-type="string">
            <text:p text:style-name="Table_20_Contents">2007</text:p>
          </table:table-cell>
          <table:table-cell table:style-name="Table1.A1" office:value-type="string">
            <text:p text:style-name="Table_20_Contents">81 300 000</text:p>
          </table:table-cell>
          <table:table-cell table:style-name="Table1.A1" office:value-type="string">
            <text:p text:style-name="Table_20_Contents">3 600 000</text:p>
          </table:table-cell>
        </table:table-row>
        <table:table-row table:style-name="Table1.2">
          <table:table-cell table:style-name="Table1.A1" office:value-type="string">
            <text:p text:style-name="Table_20_Contents">2008</text:p>
          </table:table-cell>
          <table:table-cell table:style-name="Table1.A1" office:value-type="string">
            <text:p text:style-name="Table_20_Contents">78 203 483</text:p>
          </table:table-cell>
          <table:table-cell table:style-name="Table1.A1" office:value-type="string">
            <text:p text:style-name="Table_20_Contents">3 900 000</text:p>
          </table:table-cell>
        </table:table-row>
        <table:table-row table:style-name="Table1.2">
          <table:table-cell table:style-name="Table1.A1" office:value-type="string">
            <text:p text:style-name="Table_20_Contents">2009</text:p>
          </table:table-cell>
          <table:table-cell table:style-name="Table1.A1" office:value-type="string">
            <text:p text:style-name="Table_20_Contents">Není známo</text:p>
          </table:table-cell>
          <table:table-cell table:style-name="Table1.A1" office:value-type="string">
            <text:p text:style-name="Table_20_Contents">9 300 000</text:p>
          </table:table-cell>
        </table:table-row>
        <table:table-row table:style-name="Table1.2">
          <table:table-cell table:style-name="Table1.A1" office:value-type="string">
            <text:p text:style-name="Table_20_Contents">2010</text:p>
          </table:table-cell>
          <table:table-cell table:style-name="Table1.A1" office:value-type="string">
            <text:p text:style-name="Table_20_Contents">Není známo</text:p>
          </table:table-cell>
          <table:table-cell table:style-name="Table1.A1" office:value-type="string">
            <text:p text:style-name="Table_20_Contents">16 800 000</text:p>
          </table:table-cell>
        </table:table-row>
        <table:table-row table:style-name="Table1.2">
          <table:table-cell table:style-name="Table1.A1" office:value-type="string">
            <text:p text:style-name="Table_20_Contents">2011</text:p>
          </table:table-cell>
          <table:table-cell table:style-name="Table1.A1" office:value-type="string">
            <text:p text:style-name="Table_20_Contents">Není známo</text:p>
          </table:table-cell>
          <table:table-cell table:style-name="Table1.A1" office:value-type="string">
            <text:p text:style-name="Table_20_Contents">7 800 000</text:p>
          </table:table-cell>
        </table:table-row>
        <table:table-row>
          <table:table-cell table:style-name="Table1.A1" office:value-type="string">
            <text:p text:style-name="P10">CELKEM</text:p>
          </table:table-cell>
          <table:table-cell table:style-name="Table1.A1" office:value-type="string">
            <text:p text:style-name="Table_20_Contents">Není známo</text:p>
          </table:table-cell>
          <table:table-cell table:style-name="Table1.A1" office:value-type="string">
            <text:p text:style-name="Table_20_Contents">46 599 382</text:p>
          </table:table-cell>
        </table:table-row>
      </table:table>
      <text:h text:style-name="P16" text:outline-level="2"/>
      <text:h text:style-name="P24" text:outline-level="2">2.4 Další informace o projektu</text:h>
      <text:p text:style-name="Text_20_body">Zde nabízím přehled dalších důležitých tématických okruhů, které se týkají projektu.</text:p>
      <text:h text:style-name="Heading_20_3" text:outline-level="3">2.4.1 Creative Commons</text:h>
      <text:p text:style-name="Text_20_body">Pro zvyšování obsahu WebArchivu je zásadní licence Creative Commons<text:note text:id="ftn7" text:note-class="footnote"><text:note-citation>7</text:note-citation><text:note-body><text:p text:style-name="Footnote">Webové stránky projektu Creative Commons dostupné na adrese &lt;http://creativecommons.org/&gt;.</text:p></text:note-body></text:note>. Jedná se o mezinárodní licenční standard, pomocí kterého může autor elektronického díla poskytnout své dílo k užití jiným osobám. [17] Pokud autor webový zdroj neposkytne pod licencí Creative Commons musí s ním WebArchiv, pokud chce webový zdroj archivovat a umožnit vyhledávat, uzavřít smlouvu.</text:p>
      <text:p text:style-name="Text_20_body">Creative Commons je podřízeno autorskému zákonu, je to jednoduchý způsob jak může autor elektronického díla poskytnout toto dílo dalším osobám. Výhodou Creative Commons je, že autor nemusí podepisovat smlouvu s každým uživatelem jeho díla. Autor jednoduše označí svůj dokument značkou Creative Commons, a následně uživatel daného dokumentu vstupuje automaticky do smlouvy. Majitel díla navíc přesně určí jak se s jeho dílem smí nakládat. [18]</text:p>
      <text:p text:style-name="Text_20_body">Sledování podmínek užití licence Creative Commons je jedna z velmi důležitých úkolů WebArchivu. [19] K velké změně došlo v roce 2009, kdy se Česká republika přidala k zemím s lokalizovanou verzí licence<text:note text:id="ftn8" text:note-class="footnote"><text:note-citation>8</text:note-citation><text:note-body><text:p text:style-name="Footnote">Webové stránky projektu Creative Commons lokalizovaného do Českého jazyka dostupný online na adrese &lt;http://www.creativecommons.cz/&gt;.</text:p></text:note-body></text:note>. [17] WebArchiv na svých stránkách přímo poskytuje návod<text:note text:id="ftn9" text:note-class="footnote"><text:note-citation>9</text:note-citation><text:note-body><text:p text:style-name="Footnote">Podrobný návod pro přidání stránky pod licenci Creative Commons dostupný online na adrese &lt;http://www.webarchiv.cz/cc2&gt;.</text:p></text:note-body></text:note> jak může majitel webového zdroje přidat svůj web pod licenci Creative Commons a samozřejmě podporuje informovanost o licenci Creative Commons.</text:p>
      <text:h text:style-name="Heading_20_3" text:outline-level="3">2.4.2 Partneři projektu</text:h>
      <text:p text:style-name="P5">Hlavní partneři projektu WebArchiv jsou: [20]</text:p>
      <text:list xml:id="list1471945247" text:continue-numbering="true" text:style-name="List_20_1">
        <text:list-item>
          <text:p text:style-name="P26"><text:span text:style-name="T23">Moravská zemská knihovna</text:span><text:note text:id="ftn10" text:note-class="footnote"><text:note-citation>10</text:note-citation><text:note-body><text:p text:style-name="Footnote">Bližší informace o Moravské zemské knihovně dostupné online na adrese &lt;http://www.mzk.cz&gt;.</text:p></text:note-body></text:note> – provádí výzkum, má za úkol zveřejňovat výsledky výzkumu a publikuje informaci o projektu. Jejím zřizovatelem je Ministerstvo kultury ČR.</text:p>
        </text:list-item>
        <text:list-item>
          <text:p text:style-name="P26"><text:span text:style-name="T23">UVT Masarykovy univerzity</text:span><text:note text:id="ftn11" text:note-class="footnote"><text:note-citation>11</text:note-citation><text:note-body><text:p text:style-name="Footnote">Bližší informace o UVT Masarykovy univerzity dostupné online na adrese &lt;http://www.muni.cz/ics&gt;.</text:p></text:note-body></text:note> – zabývá se výzkumem v oboru digitálních knihoven, zpracování a uchování multimédií. </text:p>
        </text:list-item>
        <text:list-item>
          <text:p text:style-name="P26"><text:soft-page-break/><text:span text:style-name="T23">CZ.NIC</text:span><text:note text:id="ftn12" text:note-class="footnote"><text:note-citation>12</text:note-citation><text:note-body><text:p text:style-name="Footnote">Bližší informace o organizaci <text:span text:style-name="T7">CZ.NIC</text:span> dostupné online <text:s/>na adrese &lt;http://www.nic.cz/&gt;.</text:p></text:note-body></text:note> – Poskytuje WebArchivu seznam domén pro celoplošné sklizně v rámci domény CZ.</text:p>
        </text:list-item>
      </text:list>
      <text:h text:style-name="Heading_20_3" text:outline-level="3">2.4.3 Nasmlouvané webové zdroje</text:h>
      <text:p text:style-name="Text_20_body">Mimo licence Creative Commons má WebArchiv uzavřené smlouvy s autory webových zdrojů. Smlouva umožňuje archivovat tyto zdroje. Vlastníci webových informačních zdrojů by měli mít zájem o archivaci svých webových zdrojů. Důvodů pro to je mnoho. Hlavním je samozřejmě dostupnost starých verzí webů. Často se stává, že majitel webu ztratí nebo přijde o stará data. Je pro něj tudíž výhodné, že si je může dohledat v WebArchivu. Navíc jde podle mého názoru o vcelku prestižní záležitost – mít webové stránky uložené do budoucna pod hlavičkou zachování českého kulturního dědictví. [21]</text:p>
      <text:p text:style-name="Text_20_body">V současné době má WebArchiv uzavřené smlouvy se zhruba 2932 autory webových stránek v prostředí domény CZ. Bližší informace o smlouvách jsou samozřejmě k dohledání na stránkách projektu<text:note text:id="ftn13" text:note-class="footnote"><text:note-citation>13</text:note-citation><text:note-body><text:p text:style-name="Footnote">Přehled smluv mezi projektem WebArchiv a majiteli domén dostupný online na adrese &lt;http://www.webarchiv.cz/partneri&gt;.</text:p></text:note-body></text:note>. [22]</text:p>
      <text:p text:style-name="Text_20_body">WebArchiv má samozřejmě i zpracovanou politiku přijímání nových zdrojů. Preferovány jsou <text:span text:style-name="T4">„především materiály významné kulturní či vědecké hodnoty, které vznikají jako původní digitální díla (tzn. nemají souběžnou tištěnou podobu).“ </text:span><text:span text:style-name="T8">[23] O politice přijímání nových zdrojů více v části práce věnující se kritériím sklizní.</text:span></text:p>
      <text:h text:style-name="Heading_20_3" text:outline-level="3">2.4.4 Internet Archive</text:h>
      <text:p text:style-name="Text_20_body">Internet Archive se zabývá řešením několika projektů související s archivováním webových zdrojů a uchováváním digitálních dokumentů. Jde o neziskovou organizaci sídlící ve městě San Francisco.</text:p>
      <text:p text:style-name="Text_20_body">Mezi projekty organizace patří například nástroj WayBack, který využívá i WebArchiv, Open Library, který má za cíl archivovat knihy. Kompletní seznam projektů týmu Internet Archive je k dohledání na webu<text:note text:id="ftn14" text:note-class="footnote"><text:note-citation>14</text:note-citation><text:note-body><text:p text:style-name="Footnote">Projekty prováděné organizací Internet Archive dostupné online na adrese &lt;http://www.archive.org/projects/&gt;.</text:p></text:note-body></text:note>.</text:p>
      <text:p text:style-name="Text_20_body">Je nasnadě, že spolupráce řešitelů projektu WebArchiv s týmem Internet Archive je velmi důležitá. Například z hlediska získávání zkušeností, technologií a informací. <text:s/>Projekty spolupracují i při vyhledávání webových zdrojů. Vyhledávání ve WebArchivu je přímo <text:soft-page-break/>napojeno na možnost vyhledávat webové zdroje v databázi Internet Archive.</text:p>
      <text:h text:style-name="Heading_20_3" text:outline-level="3">2.4.5 Další spolupráce</text:h>
      <text:p text:style-name="Text_20_body">Řešitelé projektu samozřejmě spolupracují s řešiteli podobných projektů v zahraničí. Tato spolupráce je oboustranně velice výhodná. Dochází při ní k výměně zkušeností, informací a i nástrojů. Jelikož problematika archivace webových zdrojů je pořád relativně nová disciplína je potřeba neustále konzultovat další postup.</text:p>
      <text:p text:style-name="Text_20_body"><text:span text:style-name="T21">Pracovníci WebArchivu se účastní odborných konferencí </text:span><text:span text:style-name="Emphasis"><text:span text:style-name="T12">International Internet Preservation Consortium</text:span></text:span><text:span text:style-name="Emphasis"><text:span text:style-name="T12"><text:note text:id="ftn15" text:note-class="footnote"><text:note-citation>15</text:note-citation><text:note-body><text:p text:style-name="Footnote">Webové stránky organizace International Internet Preservation Consortium dostupné online na adrese &lt;http://netpreserve.org/about/index.php&gt;.</text:p></text:note-body></text:note></text:span></text:span><text:span text:style-name="Emphasis"><text:span text:style-name="T12"> (IIPC). Od roku 2007 je projekt WebArchiv členem IIPC, což řešitelům přináší řadu výhod. Například přístup k softwaru. [1]</text:span></text:span></text:p>
      <text:h text:style-name="Heading_20_3" text:outline-level="3">2.4.6 Dostupnost informací</text:h>
      <text:p text:style-name="Text_20_body">O projektu WebArchiv se lze dočíst na stránkách Národní digitální knihovny<text:note text:id="ftn16" text:note-class="footnote"><text:note-citation>16</text:note-citation><text:note-body><text:p text:style-name="Footnote">Webové stránky Národní digitání knihovny dostupné online na adrese &lt;http://www.ndk.cz/&gt;.</text:p></text:note-body></text:note>, která projekt řeší a samozřejmě na stránkách WebArchivu<text:note text:id="ftn17" text:note-class="footnote"><text:note-citation>17</text:note-citation><text:note-body><text:p text:style-name="Footnote">Webové stránky projektu WebArchiv dostupné online na adrese &lt;http://www.webarchiv.cz&gt;.</text:p></text:note-body></text:note>. K nalezení jsou tiskové zprávy, práce, které byli na toto téma již publikovány, informační letáky, příspěvky z konferencí. Popisem diplomových prací na téma WebArchiv se věnuji v příslušné části této práce.</text:p>
      <text:p text:style-name="Text_20_body">Řešitelé se samozřejmě věnují i tomu aby WebArchiv vešel do povědomí veřejnosti. Řešitelé vystupují na konferencích, účastní se konferencí týkajících se archivace webu, publikují zprávy ainformační letáky, umožňují partnerům aby formou banneru informovali návštěvníky svých webů o existenci WebArchivu. Na webu projektu je dostupné velké množství dokumentů zabývající se problematikou archivace webových zdrojů a popularizací WebArchivu. <text:span text:style-name="T9">Projektem WebArchiv se také intenzivně zajímá například Elektronický časopis o informační společnosti – Ikaros</text:span><text:span text:style-name="T9"><text:note text:id="ftn18" text:note-class="footnote"><text:note-citation>18</text:note-citation><text:note-body><text:p text:style-name="Footnote">Webové stránky Elektronického časopisu o informační společnosti Ikaros dostupný online na adrese &lt;http://www.ikaros.cz/&gt;.</text:p></text:note-body></text:note></text:span><text:span text:style-name="T9">.</text:span></text:p>
      <text:p text:style-name="P2">Bohužel se stává, že některé dokumenty nejsou dostupné nebo jsou porušené. Výroční zprávy jsou podány pro laickou veřejnost opravdu nezáživnou formou. Popularizační prezentace jsou zastaralé a nesplňují pravidla pro tvorbu kvalitních, sémantický a přístupných dokumentů. Na stránkách Národní digitální knihovny nelze nalézt prakticky žádné podstatné informace.</text:p>
      <text:h text:style-name="Heading_20_3" text:outline-level="3"><text:soft-page-break/><text:span text:style-name="T1">2.4.7 </text:span>Kritéria výběru webových zdrojů</text:h>
      <text:p text:style-name="P2">Při sklízení webových zdrojů se WebArchiv řídí předem stanovenými kriterii. Pravidelně se provádí několik druhů sklízí. Jedná se o plošnou sklizeň webových zdrojů na doméně CZ a o výběrové sklizně.</text:p>
      <text:p text:style-name="P2">V souladu s legislativou ČR jsou výběrové sklizně prováděny u zdrojů u nichž jejich autor udělal souhlas s jejich archivací a následným zveřejněním třetím osobám – jedná je buď o uzavření smlouvy s WebArchivem nebo o zdroje pod licencí Creative Commons.</text:p>
      <text:h text:style-name="Heading_20_4" text:outline-level="4">2.4.7.1 Plošná archivace – harvesting</text:h>
      <text:p text:style-name="Text_20_body">Plošná archivace [24] má za cíl archivovat co největší počet bohemikálních webových zdrojů. Harvesting není náročný na filtrování a výběr sklízených zdrojů. Hlavní podmínkou pro plošnou sklizeň je doména webového zdroje. Typicky se jedná o zdroje umístěné na doméně CZ. Řešitelé ale už vyvinuli nástroj, který umožní sklízet bohemikální zdroje i mimo tuto doménu.</text:p>
      <text:p text:style-name="Text_20_body">Další podmínka určující plošnou sklizeň je formát sklízených dat. Ta závisí hlavně na technických podmínkách. Například je potřeba zajistit dostatečné kapacity pro video soubory. Je také potřeba ohlížet se na možnost zpětného využití stahovaných souborů – problém typický u multimediálních formátů jako je Flash, animace, obrázky, video a zvuk. Starší verze těchto souborů často nejdou použít v novém softwaru. A tak jejich archivace nemá význam.</text:p>
      <text:p text:style-name="Text_20_body">Dále se jedná o přístup ke zdroje – vydavatel ho musí umožnit. Protokol – v současné době se archivuje především obsah přístupný přes protokol http a ftp. Z archivace jsou vyřazeny například streamované protokoly a obsah peer-to-peer sítí. Z důvody kapacity úložiště se stahují soubory s velikostí do 100 MB. Dalším kritériem je maximální počet souborů pro jeden zdroj.</text:p>
      <text:h text:style-name="Heading_20_4" text:outline-level="4">2.4.7.2 Výběrový přístup – konspekt</text:h>
      <text:p text:style-name="Text_20_body">Výběrový přístup [24] bere oproti plošné ohled na více parametrů. Zdroje jsou řazeny v tematických okruzích, těch není prozatím mnoho, jsou jednoduše přehledné. Přehled oborů sklizených v rámci konspektu je dostupný na stránkách WebArchivu.</text:p>
      <text:p text:style-name="Text_20_body">Podmínky jsou podobné jako u plošné sklizně. Zdroj je umístěn na některé z národních domén, splňuje národnostní aspekty České republiky – národnost autora, sídlo autora, jazyk <text:soft-page-break/>zdroje. Obsah zdroje je významný v kontextu české kultury – má vědeckou hodnotu, je kulturně významný. Zdroj musí být volně přístupný – je pod licencí Creative Commons nebo má vydavatel uzavřenou smlouvu.</text:p>
      <text:p text:style-name="Text_20_body">Důležité jsou technické parametry webového zdroje. Podmínky stanoveny jako u plošné sklizně. Sklízí se dokumenty dostupné přes protokol http a ftp.</text:p>
      <text:p text:style-name="Text_20_body">Důraz je kladen na dokumenty, které nejsou dostupné v jiné než elektronické formě – sklízení je prakticky jediná záruka jejich trvalého uchování. Jsou sklízeny časopisy, monografie, výzkumné zprávy, akademické práce, relevantní blogy, elektronické informační dokumenty, vládní dokumenty, tiskové zprávy. Nutné je sledování integrity zdroje – nevyplácí se sklízet neúplné webové zdroje – a frekvence změn zdroje – zdroj který se aktualizuje častěji je potřeba sklízet v krátkých intervalech aby se zachoval co největší počet jeho verzí. Nearchivují internetové aplikace, intranetové zdroje, weblogy, portály bez autorského obsahu, databáze.</text:p>
      <text:h text:style-name="Heading_20_4" text:outline-level="4">2.4.7.3 Tematické sbírky</text:h>
      <text:p text:style-name="Text_20_body">Poslední přístup, který je využíván se orientuje na monotematické webové zdroje. [24] Kritéria výběru jsou opět podobná jako u předchozích typů sklizní. Bohužel těchto, dle mého názoru, informačně velmi hodnotný sklizní je veřejně dostupných pouze devět<text:note text:id="ftn19" text:note-class="footnote"><text:note-citation>19</text:note-citation><text:note-body><text:p text:style-name="Footnote">Přehled tematických sbírek WebArchivu dostupný online na adrese &lt;http://www.webarchiv.cz/tematicke_sbirky/&gt;.</text:p></text:note-body></text:note>. Jedná se například o sbírku na téma: Výročí obsazení Československa 1968, České předsednictví EU, Prezidentské volby 2008.</text:p>
      <text:h text:style-name="P24" text:outline-level="2">2.5 Starší práce na téma WebArchiv</text:h>
      <text:p text:style-name="Text_20_body">V této kapitole se zaměřím na diplomové a bakalářské práce, které se týkají WebArchivu. Pokusím se ukázat jejich přínos a význam.</text:p>
      <text:h text:style-name="Heading_20_3" text:outline-level="3">2.5.1 Systém pro správu procesu archivace webových informačních zdrojů</text:h>
      <text:p text:style-name="Text_20_body">Diplomová práce, kterou zpracoval Adam Brokeš v roce 2009, měla za cíl vytvořit systém pro správu zdrojů, vydavatelů a smluv projektu. Autor ve své práci podává informace o projektu, provádí analýzu stavu WebArchivu, zabývá se historií projektu, pracovními postupy a stavem projektu, a právním rámcem archivace webových zdrojů.</text:p>
      <text:p text:style-name="Text_20_body">Dále analyzuje používané nástroje. Konkrétně nástroj Heritrix, WayBack a AutoContractMarker. Následně analyzuje WA Admin. Výsledkem analýzy je popis nedostatků. Autor má zejména výhrady k datovému modelu, neflexibilitě systému a nemožnost hodnocení zdrojů. Protože nástroj WA Admin shledá nedostatečným pro další užívání, hledá za něj náhradu. NetarchiveSuite, který používá Dánská národní knihovna, nedoporučuje použít především kvůli rozdílnosti České a Dánské legislativy. Druhý nástroj, který připadá v úvahu, je Web Curator Tool vyvinutý národními knihovnami Velké Británie a Nového Zélandu. Ten také zamítá, protože pracovní postupy, které jsou v něm implementovány, jsou odlišné od postupů WebArchivu.</text:p>
      <text:p text:style-name="Text_20_body">Rozhodne se tedy vytvořit vlastní nástroj. Tomu předchází analýza případů užití – stávajících pracovních postupů. Závěrečná část diplomové práce se zabývá návrhem a implementací nástroje WA Admin v2. Nástroj WA ADMIN v2 je v současné době užíván týmem WebArchivu. [25]</text:p>
      <text:h text:style-name="Heading_20_3" text:outline-level="3"><text:span text:style-name="Strong_20_Emphasis">2.5.2 Identifikace a omezení přístupu k „nevhodným“ stránkám ve webovém archivu</text:span></text:h>
      <text:p text:style-name="Text_20_body"><text:span text:style-name="Strong_20_Emphasis"><text:span text:style-name="T7">Autorem bakalářské práce je Filip Kusalík, který ji dokončil v roce 2009. Cílem bylo vytvořit nástroj, který identifikuje webové zdroje v archivu, jenž podle zákona není možné uchovávat. Autor ve své práci provede návrh nástroje a také ho implementuje. ImpEval je implementovaný v jazyce Java a je v současné době nasazen v běžném provozu. [26]</text:span></text:span></text:p>
      <text:h text:style-name="Heading_20_3" text:outline-level="3"><text:span text:style-name="Strong_20_Emphasis">2.5.3 Rozpoznání a archivace českého webu mimo národní doménu</text:span></text:h>
      <text:p text:style-name="Text_20_body"><text:span text:style-name="Strong_20_Emphasis"><text:span text:style-name="T7">Bakalářskou práci vypracoval v roce 2008 Ivan Vlček v programovacím jazyce Java a jejím výstupem byl nástroj WebAnalyzer, který v současné chvíli WebArchiv využívá jako </text:span></text:span><text:soft-page-break/><text:span text:style-name="Strong_20_Emphasis"><text:span text:style-name="T7">zásuvný modul nástroje Heritrix. Na začátku své práce autor provádí analýzu používaných nástrojů, se kterými bude muset WebAnalyzer spolupracovat. Zbytek práce je věnován analýze a návrhu WebAnalyzeru. Řešitel musel navrhnout aplikaci, i způsob její integrace do ostatních nástrojů. Autor při řešení práce kladl důraz na modularitu a flexibilitu nástroje a na jeho vývoji pokračoval i po dokončení bakalářské práce. [27]</text:span></text:span></text:p>
      <text:h text:style-name="Heading_20_3" text:outline-level="3"><text:span text:style-name="Strong_20_Emphasis">2.5.4 Implementace OAI-PMH pro český WebArchiv</text:span></text:h>
      <text:p text:style-name="Text_20_body">Martin Bella si ve své bakalářské práci, kterou dokončil v roce 2008, kladl za cíl navrhnout a implementovat rozhraní data-providera protokolu OAI-PMH. Toto rozhraní mělo být realizováno tak, aby se stalo součástí nástroje WA Admin. OAI-PMH protokol<text:note text:id="ftn20" text:note-class="footnote"><text:note-citation>20</text:note-citation><text:note-body><text:p text:style-name="Footnote">Webové stránky protokolu OAI-PMH dostupné online na adrese &lt;http://www.openarchives.org/OAI/openarchivesprotocol.html&gt;.</text:p></text:note-body></text:note> je určen pro získávání metadat z volně dostupných archívů. Protokol pracuje nad protokolem HTTP. Pro WebArchiv byl důležitý proto aby získal přesné informace o obsahu své databáze sklizených webových zdrojů.</text:p>
      <text:p text:style-name="Text_20_body">Řešitel v práci podává podrobné informace o protokolu OAI-PMH, o možné aplikaci na WebArchiv, konstruuje datový model nástroje a následně nástroj implementuje. [28]</text:p>
      <text:h text:style-name="Heading_20_3" text:outline-level="3"><text:span text:style-name="Strong_20_Emphasis">2.5.5 Bibliografický popis elektronických online zdrojů v zahraniční a domácí katalogizační praxi</text:span></text:h>
      <text:p text:style-name="Text_20_body"><text:span text:style-name="Strong_20_Emphasis"><text:span text:style-name="T7">Lenka Jelínková diplomovou práci dokončila v roce 2006. Podává v ní přehled vývoje popisu elektronických online zdrojů v Čechách i v zahraničí v 90. letech 20. století. Důraz klade na projekty, které vývoj popisu umožnili či formovaly. Věnuje se standardu MARC 21. Analyzuje katalogizační praxi v Národní knihovně ČR a v projektu WebArchiv. Hlavní část práce tvoří podrobná analýza příkladů popisu elektronických zdrojů. Práce byla pro cenná především jako studie správného popisu elektronických online zdrojů. Řešitelé díky ní měli přesný návod jak online zdroje popisovat. [29]</text:span></text:span></text:p>
      <text:h text:style-name="Heading_20_3" text:outline-level="3"><text:span text:style-name="Strong_20_Emphasis">2.5.6 Zpřístupnění archivu českého webu</text:span></text:h>
      <text:p text:style-name="Text_20_body"><text:span text:style-name="Strong_20_Emphasis"><text:span text:style-name="T7">Diplomovou práci obhájil v roce 2006 Lukáš Matějka. Jejím výstupem byl nástroj WA-CZ. Nástroj umožňuje průběžnou sklizeň a indexaci webových zdrojů. </text:span></text:span>Autor v práci podává přehled archivačních formátů, používaných archivačních nástrojů, nástrojů pro zpřístupnění a mapuje vývoj projektu. Podává návrh aplikace a následně představuje svojí implementaci. Práce byla implementována v jazyce Java a začleněna mezi ostatní nástroje. [30]</text:p>
      <text:h text:style-name="Heading_20_3" text:outline-level="3"><text:soft-page-break/><text:span text:style-name="Strong_20_Emphasis">2.5.5 Strategie archivace elektronických online zdrojů a politika jejich výběru do digitálního archivu (se zaměřením na český systém WebArchiv)</text:span></text:h>
      <text:p text:style-name="Text_20_body">Jedná se o první diplomovou práci na téma WebArchiv. Autorka Markéta Škodová ji dokončila v roce 2005. V práci se zabývá strategií archivace elektronických zdrojů. V práci vydává doporučení strategie pro WebArchiv. Když si uvědomíme, že WebArchiv provádí sklizně od roku 2001, je zajímavé, že tato doporučení jsou formulována až v roce 2005.</text:p>
      <text:p text:style-name="Text_20_body">Autorka zabývá problematikou archivace obecně. Vysvětluje proces archivace a zabývá se jeho jednotlivými částmi. Řešitelka dále zkoumá dostupné metody archivace, výsledkem výzkumu je návrh řešení pro WebArchiv.</text:p>
      <text:p text:style-name="Text_20_body">V hlavní části práce klade autorka důraz na politiku přijímání elektronických zdrojů do archivu, přesněji řečeno kritérii výběru elektronických zdrojů. Výsledkem analýzy je návrh politiky přijímání zdrojů pro WebArchiv. Součástí návrhů jsou například tématické sbírky a konspekt. [31]</text:p>
      <text:h text:style-name="P24" text:outline-level="2">2.6 Nástroje související s projektem WebArchiv</text:h>
      <text:p text:style-name="Text_20_body">V této kapitolo představuji základní nástroje, které jsou používané v rámci WebArchivu.</text:p>
      <text:h text:style-name="Heading_20_3" text:outline-level="3">2.6.1 APACHE TOMCAT</text:h>
      <text:p text:style-name="Text_20_body">Apache Tomcat<text:note text:id="ftn21" text:note-class="footnote"><text:note-citation>21</text:note-citation><text:note-body><text:p text:style-name="Footnote">Webové stránky projektu Apache Tomcat dostupné online na adrese &lt;http://tomcat.apache.org/&gt;.</text:p></text:note-body></text:note> jsem používal na svém počítači při práci na cvičných sklizních. Jedná se o kvalitní a dobře použitelný virtuální server.</text:p>
      <text:h text:style-name="Heading_20_3" text:outline-level="3">2.6.2 ARCRetriever</text:h>
      <text:p text:style-name="P2"><text:span text:style-name="T4">„Arcretriever je modul pro dodání dokumentu, jenž je součástí systému WERA. Java web aplikace na základe jména archivního souboru a pozice (offsetu) zobrazuje dokumenty vrácené z archivu.“</text:span><text:span text:style-name="T8"> [30] </text:span>Tento nástroj byl používán ve WebArchivu v kombinaci s nástrojem WERA a NutchWAX.</text:p>
      <text:h text:style-name="Heading_20_3" text:outline-level="3">2.6.3 DeDuplicator</text:h>
      <text:p text:style-name="Text_20_body">Jedná se o modul programu Heritrix, který má na starost zachytávání duplicitních souborů v rámci série sklizní. Modul<text:span text:style-name="T22"> vyvíjí</text:span><text:span text:style-name="T15"> National and University Library of Iceland a je volně dostupný</text:span><text:span text:style-name="T15"><text:note text:id="ftn22" text:note-class="footnote"><text:note-citation>22</text:note-citation><text:note-body><text:p text:style-name="Footnote">Webové stránky nástroje DeDuplicator dostupné online na adrese &lt;http://deduplicator.sourceforge.net/&gt;.</text:p></text:note-body></text:note></text:span><text:span text:style-name="T15"> ke stažení. Nástroj byl poprvé nasazen při sklizni v roce 2010, funguje tak, že kontroluje duplicitu archivovaných souborů, které mají jiný mimetype než html/text.</text:span></text:p>
      <text:h text:style-name="Heading_20_3" text:outline-level="3">2.6.4 Generátor URN</text:h>
      <text:p text:style-name="Text_20_body">Nástroj dostupný na stránkách projektu WebArchivu<text:note text:id="ftn23" text:note-class="footnote"><text:note-citation>23</text:note-citation><text:note-body><text:p text:style-name="Footnote">Nástroj Generátor URN dostupný onlina na adrese &lt;http://www.webarchiv.cz/generator/dc_generator.php&gt;.</text:p></text:note-body></text:note>. Slouží ke generování Dublin Core Metadata Element Set k zadané URL adrese. Nástroj byl vytvořen pracovníky WebArchivu.</text:p>
      <text:h text:style-name="Heading_20_3" text:outline-level="3">2.6.5 HERITRIX</text:h>
      <text:p text:style-name="Text_20_body">Nástroj Heritrix využívá WebArchiv přímo v provozu na sklizně webových zdrojů. Používal jsem ho při cvičných sklizních. Nástroj umožňuje široké množství možností pro konfiguraci parametrů sklizně. Jedná se například o maximální objem stažených dat, ale i o nastavení procházení webové stránky při jejím stahování. Jsou pro něj vytvářeny i moduly, které doplňují jeho funkcionalitu. Nástroj je volně dostupný ke stažení<text:note text:id="ftn24" text:note-class="footnote"><text:note-citation>24</text:note-citation><text:note-body><text:p text:style-name="Footnote">Webové stránky projektu Heritrix dostupné online na adrese &lt;http://crawler.archive.org/&gt;.</text:p></text:note-body></text:note>. Je to jeden z nejpoužívanějších crawlerů.</text:p>
      <text:p text:style-name="Text_20_body">Po spuštění nástroj prohledává určitou webovou adresu a stahuje dokumenty, které na ní <text:soft-page-break/>nalezne. Vše ukládá do formátu arc (a nově i do formátu warc) a následně komprimuje nástrojem GZip<text:note text:id="ftn25" text:note-class="footnote"><text:note-citation>25</text:note-citation><text:note-body><text:p text:style-name="Footnote">Podrobné informace o formátu Gzip dostupné online na adrese &lt;http://www.gzip.org/zlib/rfc-gzip.html&gt;.</text:p></text:note-body></text:note>. WebArchiv preferuje soubory s velikostí 100 MB. Uživatel může během probíhající sklizně sledovat jejich průběh, Heritrix nabízí širokou paletu možností jak lze procházet sklizené soubory a filtrovat si v jejich seznamech. Samozřejmě podává i statistiku sklizeného zdroje.</text:p>
      <text:h text:style-name="Heading_20_3" text:outline-level="3">2.6.6 ImpEval </text:h>
      <text:p text:style-name="Text_20_body">Nástroj vytvořený v rámci bakalářské práce vypracované <text:span text:style-name="Strong_20_Emphasis"><text:span text:style-name="T7">Filipem Kusalíkem v roce 2009 s názvem Identifikace a omezení přístupu k „nevhodným“ stránkám ve webovém archivu. Nástroj identifikuje webové zdroje v archivu, které podle zákona není možno uchovávat. Nástroj je v současné době používán v běžném provozu WebArchivu. [26]</text:span></text:span></text:p>
      <text:h text:style-name="Heading_20_3" text:outline-level="3">2.6.7 NutchWAX</text:h>
      <text:p text:style-name="Text_20_body">Nástroj používá WebArchiv pro fulltextové vyhledávání ve svém archivu. Je napojen na nástroj WayBack, který nenabízí možnost fulltextového vyhledávání v archivu. Nástroj byl v projektu WebArchiv používán v kombinaci s nástroji WERA a ARCRetriever. <text:span text:style-name="T13">NutchWAX je součást projektu</text:span><text:span text:style-name="T13"><text:note text:id="ftn26" text:note-class="footnote"><text:note-citation>26</text:note-citation><text:note-body><text:p text:style-name="Footnote">Webové stránky projektu NutchWAX dostupné online na adrese &lt;http://archive-access.sourceforge.net/projects/nutch/&gt;.</text:p></text:note-body></text:note></text:span><text:span text:style-name="T13"> Nutch, který zahrnuje nástroje pro archivaci a vyhledávání webových zdrojů včetně práce s arc soubory. Nutch nabízí komplexní řešení archivace webových zdrojů.</text:span></text:p>
      <text:h text:style-name="Heading_20_3" text:outline-level="3">2.6.8 WA ADMIN</text:h>
      <text:p text:style-name="P4"><text:span text:style-name="T20">V roce 2009 realizoval Adam Brokeš WA Admin v2 v rámci své bakalářské práce s názvem Systém pro správu procesu archivace webových informačních zdrojů</text:span><text:span text:style-name="T20">. WA Admin v2 nahradil nástroj vytvořený Lukášem Matějkou a stejně jako WA Admin sloužil pro </text:span><text:span text:style-name="T11">správu zdrojů, vydavatelů a smluv WebArchivu. [25]</text:span></text:p>
      <text:h text:style-name="Heading_20_3" text:outline-level="3">2.6.9 WA-CZ</text:h>
      <text:p text:style-name="Text_20_body">Tento nástroj vytvořil jako v roce 2006 Lukáš Matějka v rámci své diplomové práce s názvem <text:span text:style-name="Strong_20_Emphasis"><text:span text:style-name="T2">Zpřístupnění archivu českého webu</text:span></text:span><text:span text:style-name="T2">.</text:span><text:span text:style-name="T1"> Nástroj sloužil pro průběžnou sklizeň a indexaci stažených webových zdrojů. Podrobněji se nástrojem zabývám v kapitole, která se týká starších prací. [30]</text:span></text:p>
      <text:h text:style-name="Heading_20_3" text:outline-level="3">2.6.10 Wayback</text:h>
      <text:p text:style-name="Text_20_body">Wayback je nástroj pro vyhledávání dokumentů v archivech. WebArchiv jej používá <text:soft-page-break/>v běžném provozu. Je volně dostupný<text:note text:id="ftn27" text:note-class="footnote"><text:note-citation>27</text:note-citation><text:note-body><text:p text:style-name="Footnote">Webové stránky projektu Waybak dostupné online na adrese &lt;http://archive-access.sourceforge.net/projects/wayback/&gt;.</text:p></text:note-body></text:note> na internetu. <text:s/>Používal jsem ho pro prohlížení mnou stažených webových zdrojů pomocí virtuálního serveru Apache Tomcat. Pro vyhledávání v archivu je potřeba vytvořit CDX index<text:note text:id="ftn28" text:note-class="footnote"><text:note-citation>28</text:note-citation><text:note-body><text:p text:style-name="Footnote">Jedná se standardní textový soubor, který obsahuje základní informace o souborech obsažených v internetovém archivu. Jednotlivé záznamy jsou v něm odděleny pouhým odřádkováním. Příklad CDX indexu je k nalezení v příloze H.</text:p></text:note-body></text:note> všech souborů, které jsou archivované. To se provádí nástrojem, který je k WayBacku přidružený. WayBack obsahuje větší sadu nástrojů pro práci s CDX indexy.</text:p>
      <text:p text:style-name="Text_20_body">Po nakonfigurování WayBack zobrazuje všechny archivované webové zdroje nalezené podle specifické URI adrese. Umožňuje jejich zobrazení podle data jejich archivace. Nabízí procházení jednotlivých verzí.</text:p>
      <text:h text:style-name="Heading_20_3" text:outline-level="3">2.6.11 WebAnalyzer</text:h>
      <text:p text:style-name="Text_20_body"><text:span text:style-name="T7">Nástroj, který pro WebArchiv vytvořil Ivan Vlček v rámci své bakalářské práce s názvem </text:span><text:span text:style-name="Strong_20_Emphasis"><text:span text:style-name="T7">Rozpoznání a archivace českého webu mimo národní doménu</text:span></text:span><text:span text:style-name="T7"> v roce 2008</text:span><text:span text:style-name="Strong_20_Emphasis"><text:span text:style-name="T7">. Nástroj se v současné době používá. [27]</text:span></text:span></text:p>
      <text:h text:style-name="Heading_20_3" text:outline-level="3">2.6.12 Web Curator Tool</text:h>
      <text:p text:style-name="P4"><text:span text:style-name="T20">Nástroj vyvinutý</text:span><text:span text:style-name="T20"><text:note text:id="ftn29" text:note-class="footnote"><text:note-citation>29</text:note-citation><text:note-body><text:p text:style-name="Footnote">Webové stránky projektu Web Curator Tool dostupné online na adrese &lt;http://webcurator.sourceforge.net/&gt;.</text:p></text:note-body></text:note></text:span><text:span text:style-name="T20"> v roce 2006</text:span><text:span text:style-name="T14"> National Library of New Zealand a The British Library. Nástroj slouží k řízení a stahování webových zdrojů. Stejně jako Dánský NetarchiveSuite používá Heritrix, na rozdíl od NetarchiveSuite je Heritrix jeho součástí.</text:span></text:p>
      <text:h text:style-name="P21" text:outline-level="1">3 Archivační formáty</text:h>
      <text:h text:style-name="Heading_20_2" text:outline-level="2">3.1 Úvod</text:h>
      <text:p text:style-name="Text_20_body">Jak jsem zmiňoval již výše všechna sklizená data jsou ukládána na datová úložiště, která se fyzicky nacházejí v Brně a v Praze. Samozřejmě se provádějí pravidelné zálohy stažených dat. Pro shromažďování tak velkého objemu dat je potřeba zvolit vhodný formát pro jejich archivaci. </text:p>
      <text:p text:style-name="Text_20_body">Řešitelský tým musel při volbě vhodného formátu počítat se spoustou nároků, které bude na archiv v budoucnosti klást. Zejména se jednalo o požadavky týkající se dostupnosti uložených dat. S archivovanými daty je potřeba v krátkém čase manipulovat.</text:p>
      <text:p text:style-name="Text_20_body">Jelikož množství souborů, které se v rámci jednotlivých sklizní stáhne, je skutečně velké množství<text:note text:id="ftn30" text:note-class="footnote"><text:note-citation>30</text:note-citation><text:note-body><text:p text:style-name="Footnote">V posledních letech přesahuje desítky miliónů.</text:p></text:note-body></text:note>, bylo nutné jednotlivé soubory sdružovat a ne je jednoduše umístit do adresáře v úložišti. S takto volně uloženými daty by se špatně manipulovalo a i jejich archivace by nebyla snadná.</text:p>
      <text:p text:style-name="Text_20_body">Jako nejlepší řešení se tedy ukázaly speciální typy souborů, které slouží k archivaci webových zdrojů. V minulosti byl používán formát nedlib, v současné době je preferovaný formát arc. V budoucnosti se počítá s využitím formátu warc. Formát warc je nejnovější typ internetového archivu, a jako takový má mnoho výhod oproti starším typům archívů. </text:p>
      <text:p text:style-name="Text_20_body">Z dlouhodobého hlediska je nutné udržovat stažená data v jednom formátu. Právě formát warc se zdá k tomuto účelu vhodný. Předmětem mé práce je právě prozkoumat možnost migrace starších archivů, uloženým ve formátu arc, do formátu warc.</text:p>
      <text:p text:style-name="Text_20_body">V následující kapitole představím podrobněji archivační formáty a ukáži jejich výhody a nevýhody.</text:p>
      <text:h text:style-name="P24" text:outline-level="2">3.2 Formát nedlib</text:h>
      <text:p text:style-name="Text_20_body">Archivy v tomto formátu již WebArchiv nepoužívá. Informace o něm jsou dostupné v diplomové práci Lukáše Matějky.</text:p>
      <text:h text:style-name="Heading_20_3" text:outline-level="3">3.2.1 Popis standardu nedlib</text:h>
      <text:p text:style-name="Text_20_body">Typický archiv obsahoval 2000 souborů. Polovinu z nich tvořily stažené soubory a druhou polovinu soubory obsahující metadata ke staženým souborům. Každému staženému souboru odpovídal jeden soubor s metadaty, ve kterém byly obsaženy informace o souboru – například typ souboru, velikost a další.</text:p>
      <text:p text:style-name="Text_20_body">Názve souboru uvnitř archivu odpovídal MD5<text:span text:style-name="T2"><text:note text:id="ftn31" text:note-class="footnote"><text:note-citation>31</text:note-citation><text:note-body><text:p text:style-name="Footnote">MD5 je standardní hashovací algoritmus, které se používá například k šifrování hesel, ale i pro vytváření jednoznačných identifikátorů – kontrolních součtů – souborů. <text:span text:style-name="T1">Jelikož byly objeveny kolize šifrovací funkce, tak se od MD5 začalo v posledních letech opouštět. Popis MD5 RFC standardu dostupný na adrese &lt;http://www.ietf.org/rfc/rfc1321.txt&gt;.</text:span></text:p></text:note-body></text:note></text:span> součtu příslušného souboru. Vyhledávání požadovaného souboru v archivu se realizovalo pomocí indexu s MD5 názvy souboru.</text:p>
      <text:h text:style-name="Heading_20_3" text:outline-level="3">3.2.2 Výhody nedlib pro WebArchiv</text:h>
      <text:list xml:id="list1471601836" text:continue-numbering="true" text:style-name="List_20_1">
        <text:list-item>
          <text:p text:style-name="List_20_1">Metadata byla zvlášť oddělena pro každý archivovaný soubor</text:p>
        </text:list-item>
        <text:list-item>
          <text:p text:style-name="List_20_1">Soubor přímo v názvu obsahoval MD5 otisk svého obsahu</text:p>
        </text:list-item>
      </text:list>
      <text:h text:style-name="Heading_20_3" text:outline-level="3">3.2.3 Nevýhody nedlib pro WebArchiv</text:h>
      <text:list xml:id="list201392520" text:continue-numbering="true" text:style-name="List_20_1">
        <text:list-item>
          <text:p text:style-name="List_20_1">Špatná manipulace s jednotlivými soubory v rámci archivu</text:p>
        </text:list-item>
        <text:list-item>
          <text:p text:style-name="List_20_1">Nutnost rozbalit celý archiv při přístupu k jednotlivým souborům</text:p>
        </text:list-item>
      </text:list>
      <text:h text:style-name="Heading_20_3" text:outline-level="3">3.2.4 Užití v praxi ve WebArchivu</text:h>
      <text:p text:style-name="Text_20_body">Tento typ souboru se již nevyužívá a archivy v tomto formátu byli převedeny do formátu arc. Značná část byla ztracena při havárii úložiště. [30]</text:p>
      <text:h text:style-name="P24" text:outline-level="2">3.3 Formát arc</text:h>
      <text:h text:style-name="Heading_20_3" text:outline-level="3">3.3.1 Popis standardu arc</text:h>
      <text:p text:style-name="Text_20_body">Arc je bezeztrátový kompresní formát pro ukládání dat. Byl vyvinut v 80. letech a od roku 1996 je užíván WebArchivem pro ukládání stažených webových zdrojů. V současné době WebArchiv při sklízen webových zdrojů, pomocí nástroje Heritrix, používá právě arc soubory komprimované do formátu GZip. Tuto komprimaci zajišťuje přímo nástroj Heritrix. Archivy mají typicky velikost 100 MB, pouze při archivaci větších souborů je tento limit překročen.</text:p>
      <text:p text:style-name="Text_20_body">Arc soubory obsahují kromě samotných stažených souborů ještě metadata, která nesou další informace o stažených souborech. Jedná se například o kontrolní součet souborů, jejich URL, datum stažení, délku souboru. Kompletní popis užívaných souborů je k dohledání na webové stránce projektu Internet Archive, popřípadě na stránkách IA Webteam JIRA<text:note text:id="ftn32" text:note-class="footnote"><text:note-citation>32</text:note-citation><text:note-body><text:p text:style-name="Footnote">Webové stránky IA Webteam JIRA dostupné online na adrese &lt;https://webarchive.jira.com/&gt;.</text:p></text:note-body></text:note>. [32] Pro další informace viz též přílohy A, B, C, D, E a G.</text:p>
      <text:h text:style-name="Heading_20_3" text:outline-level="3">3.3.2 Výhody arc pro WebArchiv</text:h>
      <text:list xml:id="list687568735" text:continue-numbering="true" text:style-name="List_20_1">
        <text:list-item>
          <text:p text:style-name="List_20_1">Na rozdíl od formátu nedlib je soubor dobře čitelný – soubory stažených webových zdrojů jsou ukládány v archivech a členěny.</text:p>
        </text:list-item>
        <text:list-item>
          <text:p text:style-name="P28">Umožňuje vytváření kontrolních součtů archivovaných souborů. Respektive v jedno volné metadatové pole je určeno pro ascii checksum. V praxi se využívá md5 kontrolních součtů.</text:p>
        </text:list-item>
      </text:list>
      <text:h text:style-name="Heading_20_3" text:outline-level="3">3.3.3 Nevýhody arc pro WebArchiv</text:h>
      <text:list xml:id="list1676489204" text:continue-numbering="true" text:style-name="List_20_1">
        <text:list-item>
          <text:p text:style-name="List_20_1">Neumožňuje na rozdíl od warc zabránit duplicitnímu ukládání dokumentů.</text:p>
        </text:list-item>
        <text:list-item>
          <text:p text:style-name="List_20_1">Neobsahují samoopravný kód – pokud se archiv poruší tak není možné rekonstruovat jeho obsah. To však není dáno vlastnostmi arc archivů, ale tím, že archivy se po vytvoření ještě komprimují nástrojem GZip.</text:p>
        </text:list-item>
        <text:list-item>
          <text:p text:style-name="List_20_1">Při načítání libovolného souboru z archivu je potřeba rozbalit celý archiv – při 100 MB archivech jde o velkou režii. Pokud ovšem není vytvořen index souborů uvnitř archivu, pomocí kterého se dozvíme na jaké pozici v archivu se který soubor nachází. Pak není potřeba arc soubor sekvenčně procházet, ale stačí pouze otevřít archiv a posunout ukazatel na správné místo [30].</text:p>
        </text:list-item>
      </text:list>
      <text:h text:style-name="Heading_20_3" text:outline-level="3"><text:soft-page-break/>3.3.4 Užití v praxi ve WebArchivu</text:h>
      <text:p text:style-name="Text_20_body">Právě metadat připojených v archivu se využívá při vyhledávání souborů v databázi WebArchivu. V praxi se vytvoří CDX index souboru, který obsahuje seznam souborů uložených v archivech společně s metadaty a cestou k danému archivu. Tento index se vytváří pomocí aplikace CDX-indexer, který je součásti nástroje waybacj. V příloze H nabízím ukázku CDX indexu.</text:p>
      <text:p text:style-name="Text_20_body"><text:span text:style-name="T1">Při vyhledávání zdrojů v archivu se Wayback prochází CDX index, který ho odkáže k archivu s požadovaným souborem. </text:span>Velmi přesný popis užití arc souborů v praxi vytvořil Adam Brokeš ve své diplomové práci: Integrace a automatizace systému v pracovních procesech projektu WebArchiv. [25]</text:p>
      <text:h text:style-name="P24" text:outline-level="2">3.4 Formát warc</text:h>
      <text:h text:style-name="Heading_20_3" text:outline-level="3">3.4.1 Úvod</text:h>
      <text:p text:style-name="Text_20_body">Přestože je formát warc již popsán jako ISO standard 28500:2009<text:note text:id="ftn33" text:note-class="footnote"><text:note-citation>33</text:note-citation><text:note-body><text:p text:style-name="Footnote">ISO standard za poplatek dostupný online na adrese &lt;http://www.iso.org/iso/iso_catalogue/catalogue_tc/catalogue_detail.htm?csnumber=44717&gt;.</text:p></text:note-body></text:note>, je ve většině <text:span text:style-name="T7">projektů jeho použití zatím pouze testováno. Před tím, než se jeho použití realizuje je potřeba podrobná analýza. Přesto tento formát již některé standardizované nástroje podporují. Například crawler Heritrix již umožňuje ukládání dat v tomto formátu.</text:span></text:p>
      <text:p text:style-name="Text_20_body">Použití formátu warc se v rámci projektu WebArchiv prozatím jen plánuje. Před tím, než bude nasazen, je potřeba provést spoustu dílčích kroků. Je to proto, že formát je prozatím ještě nový a prozatím nebyly všechny testy provedeny. Při práci s velkými depozitáři dat je důležité každý krok, který bude zavádět systémovou změnu předem zvážit. Svou roli v tom, že se o zavedení formátu uvažuje, je již výše zmíněná skutečnost: každá organizace zabývající se archivací webových zdrojů, používá jiné nástroje a postupy. Proto každá jednotlivě řeší rozdílné problémy s implementací nástrojů a jejich používáním.</text:p>
      <text:p text:style-name="Text_20_body">V následujících kapitolách předvedu základní vlastnosti formátu warc a ukážu jeho výhody a nevýhody. N<text:span text:style-name="T1">evýhod související se zavedením formátu warc, neznamení, že by se mělo opustit od přechodu na tento formát. Nevýhody spíše představují problémy, které doposud nebyly vyřešeny nebo se vůbec neřešily. Před tím, než se přistoupí k zavedení tohoto formátu, je potřeba se se všemi vyrovnat.</text:span></text:p>
      <text:p text:style-name="P2">V přílohách I, J a K nabízím vzorové soubory typu warc, vydané k definici standardu. Dále v přílohách L, M a N nabízím warc soubory vytvořené pomocí nástrojů pro migraci arc souborů, které jsem testoval. Také přikládám výstup z programu JHOVE2 pro jeden z warc archivů v příloze O. V příloze P je dostupný dokument IIPC zabývající se formátem. Pro úplnost uvádím i ukázku ISO standardu warc v příloze AJ<text:note text:id="ftn34" text:note-class="footnote"><text:note-citation>34</text:note-citation><text:note-body><text:p text:style-name="Footnote">Nejedná se o současný oficiální standard, ale o poslední dostupnou specifikaci z roku 2009.</text:p></text:note-body></text:note>.</text:p>
      <text:h text:style-name="P22" text:outline-level="3">3.4.2 Popis standardu warc</text:h>
      <text:p text:style-name="P2">Motivací pro definici standardu warc jsou tyto nároky na archivační formát: [34]</text:p>
      <text:list xml:id="list542860337" text:continue-numbering="true" text:style-name="List_20_1">
        <text:list-item>
          <text:p text:style-name="P27">Zpracovat všechny typy obsahů a kontrolních informací protokolů internetové aplikační vrstvy (jako HTTP, DNS, FTP).</text:p>
        </text:list-item>
        <text:list-item>
          <text:p text:style-name="P27">Zpracovat libovolná metadata související s jinými uložených daty.</text:p>
        </text:list-item>
        <text:list-item>
          <text:p text:style-name="P27"><text:soft-page-break/>Podporovat kompresi a integritu dat.</text:p>
        </text:list-item>
        <text:list-item>
          <text:p text:style-name="P27">Ukládat všechny řídicí informace z týkající se těžby dat.</text:p>
        </text:list-item>
        <text:list-item>
          <text:p text:style-name="P27">Ukládat výsledky datových transformací spojených s jinými uloženými daty. </text:p>
        </text:list-item>
        <text:list-item>
          <text:p text:style-name="P27">Detekovat duplicitní uložení dat. Pomocí tohle lze odstranit zbytečná duplicitní data.</text:p>
        </text:list-item>
        <text:list-item>
          <text:p text:style-name="P27">Umožnit rozšiřitelnost bez toho, aby to ovlivnilo existující soubory a funkcionalitu</text:p>
        </text:list-item>
        <text:list-item>
          <text:p text:style-name="P27">Podporovat manipulaci a segmentaci s uloženými zdroji.</text:p>
        </text:list-item>
      </text:list>
      <text:p text:style-name="P2">Soubor formátu warc tvoří jednoduché zřetězení jednoho nebo více záznamů typu warc. První záznam obvykle popisuje následující záznamy. Obecně platí, že obsah záznamu je buď záznam pokusu o vyhledává webového zdroje nese informace archivovaném obsahu. </text:p>
      <text:p text:style-name="Text_20_body"><text:span text:style-name="T1">Warc záznamy se skládají z hlavičky, kterou následuje blok s obsahem. Hlacička se skládá z prvního řádku, který definuje, že záznam je typu warc, dále verze souboru, a flexibilní množství řádků oddělených symbolem CRLF, poté následuje již zmíněný blok obsahu. Záznam splňuj</text:span><text:span text:style-name="T25">e BNF</text:span><text:span text:style-name="T25"><text:note text:id="ftn35" text:note-class="footnote"><text:note-citation>35</text:note-citation><text:note-body><text:p text:style-name="P23">Backusova-Naurova forma je jedno z možných vyjádření bezkontextové gramatiky.</text:p></text:note-body></text:note></text:span><text:span text:style-name="T25">, ukázka k nalezení v příloze AM. </text:span></text:p>
      <text:p text:style-name="P18">Seznam definovaných polí, která se mohou v záznamu zobrazovat lze nalézt v příloze AN. Samozřejmě některá z polí jsou povinně v každém záznamu, jako například WARC-Record-ID , Content-Length , WARC-Type . Jiné jsou nepovinné: Content-Type , WARC-Block-Digest , WARC-Payload-Digest . Každé z polí má samozřejmě stanovená pravidla, která určují jejich možný obsah. [34]</text:p>
      <text:p text:style-name="P18">Warc záznamy jsouo několika různých typů, podle toho k čemu záznam slouží: [34]</text:p>
      <text:list xml:id="list696356699" text:continue-numbering="true" text:style-name="List_20_1">
        <text:list-item>
          <text:p text:style-name="List_20_1"><text:span text:style-name="T26">Warcinfo</text:span><text:span text:style-name="T25"> popisuje warc soubory, které ho následují</text:span><text:span text:style-name="T27">. Příklad v příloze K.</text:span></text:p>
        </text:list-item>
        <text:list-item>
          <text:p text:style-name="List_20_1"><text:span text:style-name="T26">Response</text:span><text:span text:style-name="T25"> nese odpověď na určitý dotaz, po webovém zdroji.</text:span></text:p>
        </text:list-item>
        <text:list-item>
          <text:p text:style-name="List_20_1"><text:span text:style-name="T26">Resource</text:span><text:span text:style-name="T25"> je určitý stažený zdroj.</text:span></text:p>
        </text:list-item>
        <text:list-item>
          <text:p text:style-name="List_20_1"><text:span text:style-name="T26">Request </text:span><text:span text:style-name="T25">je žádost o určitý webový zdroj.</text:span><text:span text:style-name="T27"> Příklad v příloze J.</text:span></text:p>
        </text:list-item>
        <text:list-item>
          <text:p text:style-name="List_20_1"><text:span text:style-name="T26">Metadata</text:span><text:span text:style-name="T27"> nese metadata sklizeným zdrojům. Příklad v příloze I.</text:span></text:p>
        </text:list-item>
        <text:list-item>
          <text:p text:style-name="List_20_1"><text:span text:style-name="T26">Revisit</text:span><text:span text:style-name="T27"> nese instrukce pro znovuprohlédnutí zdroje.</text:span></text:p>
        </text:list-item>
        <text:list-item>
          <text:p text:style-name="List_20_1"><text:span text:style-name="T26">Conversion</text:span><text:span text:style-name="T27"> je záznam, který obsahuje alternativní verzi uloženého záznamu.</text:span></text:p>
        </text:list-item>
        <text:list-item>
          <text:p text:style-name="List_20_1"><text:soft-page-break/><text:span text:style-name="T26">Continuation</text:span><text:span text:style-name="T27"> je pokračování jiného záznama. Příklad v příloze AO.</text:span></text:p>
        </text:list-item>
      </text:list>
      <text:p text:style-name="P2">Záznam typu Continuation tedy umožňuje segmentaci warc souborů. Pokud by nějaký warc soubor měl překročit stanovenou maximální velikost, je možné ho rozdělit do více souborů. Informaci o segmentaci nese pole WARC-Segment- Number , ale k řízení a zajištění segmentace slouží i další pole. [34]</text:p>
      <text:p text:style-name="P2">Standard dále doporučuje, jak nakládat s archivy typu warc: [34]</text:p>
      <text:list xml:id="list1871338225" text:continue-numbering="true" text:style-name="List_20_1">
        <text:list-item>
          <text:p text:style-name="P27">Nedefinuje žádnou vnitřní kompresi, ale doporučený je nástroj Gzip.</text:p>
        </text:list-item>
        <text:list-item>
          <text:p text:style-name="P27">Doporučená velikost je 1 GB.</text:p>
        </text:list-item>
        <text:list-item>
          <text:p text:style-name="P27">Doporučený název má tvar: Prefix-Timestamp-Serial-Crawlhost.warc.gz </text:p>
        </text:list-item>
      </text:list>
      <text:h text:style-name="Heading_20_3" text:outline-level="3">3.4.3 Výhody warc pro WebArchiv</text:h>
      <text:list xml:id="list1204769879" text:continue-numbering="true" text:style-name="List_20_1">
        <text:list-item>
          <text:p text:style-name="List_20_1">Do budoucna pravděpodobně většina institucí přejde na archivaci webových stránek do warc archivů. Warc tedy bude nejspíše označen za jediný univerzálně podporovaný formát. <text:span text:style-name="T1">Jedná se o ISO standard a bude jím s největší </text:span><text:span text:style-name="T1">pravděpodobností i budoucnosti.</text:span></text:p>
        </text:list-item>
        <text:list-item>
          <text:p text:style-name="List_20_1">Ve warc archivech se neukládají archivované soubory duplicitně. Pokud již archivovaný soubor je jednom z warc archivů tak se na něj ostatní odkazují. To přináší úsporu kapacity. Zjistil jsem, že při převodu archivu Britské knihovně, zvažovali pracovníci, jestli tuto funkcionalitu využít. Nakonec se však rozhodli, že časová náročnost řešení, je pro ně důležitější než úspora místa, které by dosáhli deduplikací. [35]</text:p>
        </text:list-item>
        <text:list-item>
          <text:p text:style-name="P27">Na rozdíl od arc archivů umožňují warc archivy ukládat nejen http odezvy, ale také původní požadavky.</text:p>
        </text:list-item>
        <text:list-item>
          <text:p text:style-name="P27">Warc umí pracovat s více protokoly: HTTP, FTP, NNTP a SMTP.</text:p>
        </text:list-item>
        <text:list-item>
          <text:p text:style-name="P27">Warc umožňují ukládat větší škálu metadat. Je možné přidávat metadata podle vlastních potřeby, což se může využít při speciálních požadavcích určených vnitřní politikou ukládání souborů.</text:p>
        </text:list-item>
        <text:list-item>
          <text:p text:style-name="P28">Nativně umožňuje kompresi dat.</text:p>
        </text:list-item>
        <text:list-item>
          <text:p text:style-name="P28"><text:span text:style-name="T8">Na rozdíl od arc formátu je možné ukládat více druhů kontrolních součtů pro archivované soubory. To se dá jednoduše realizovat pomocí škálovatelných polí </text:span><text:soft-page-break/><text:span text:style-name="T8">pro metadata. Arc archivy, které používá WebArchiv, provádí pouze MD5 kontrolní součty souborů. Na rozdíl arc archivů, je u warc archivu použít například i s SHA-1</text:span><text:span text:style-name="T8"><text:note text:id="ftn36" text:note-class="footnote"><text:note-citation>36</text:note-citation><text:note-body><text:p text:style-name="Footnote">Popis RFC standardu SHA-1 dostupný online na adrese &lt;http://tools.ietf.org/html/rfc3174&gt;.</text:p></text:note-body></text:note></text:span><text:span text:style-name="T8"> hashovací funkcí pro jednoznačné určení stažených dokumentů.</text:span></text:p>
        </text:list-item>
      </text:list>
      <text:h text:style-name="Heading_20_3" text:outline-level="3">3.4.4 Nevýhody warc pro WebArchiv</text:h>
      <text:list xml:id="list1234074261" text:continue-numbering="true" text:style-name="List_20_1">
        <text:list-item>
          <text:p text:style-name="P27">Neobsahují samoopravný kód – pokud se archiv poruší tak není možné rekonstruovat jeho obsah. To však není dáno vlastnostmi warc archivů, ale tím, že archivy se po vytvoření ještě komprimují nástrojem GZIP.</text:p>
        </text:list-item>
        <text:list-item>
          <text:p text:style-name="P27">Prozatím není vyřešeno, jak efektivně využít možnost ukládání větší škály metadat. Za tímto účelem bude nutno provést další studie.</text:p>
        </text:list-item>
        <text:list-item>
          <text:p text:style-name="P27">Prozatím nejsou implementovány nutné nástroje na práci s warc soubory. Před jejich zavedením v projektu WebArchiv bude potřeba tyto nástroje implementovat.</text:p>
        </text:list-item>
        <text:list-item>
          <text:p text:style-name="P27">Zpětná převoditelnost z warc do arc není prozatím triviálně možná. [33] Tím pádem se nedají případné nové sklizně ve formátu warc zařadit ke starým sklizním ve formátu arc.</text:p>
        </text:list-item>
        <text:list-item>
          <text:p text:style-name="P27">Převod celého archivu do formátu warc bude časově a výpočetně velmi náročný a jakákoliv chyba může znamenat ztrátu dat.</text:p>
        </text:list-item>
      </text:list>
      <text:h text:style-name="Heading_20_3" text:outline-level="3">3.4.5 Plánované využití</text:h>
      <text:p text:style-name="Text_20_body">Jak jsem již zmínil výše, s využitím formátu warc se v rámci projektu WebArchive počítá, ale prozatím není provedeno dostatek analýz. Nejdříve bude potřeba počkat na vyvinutí všech potřebných nástrojů.</text:p>
      <text:p text:style-name="Text_20_body">Samotný převod celého stávajícího archivu bude pravděpodobně proveden až v poslední fázi přechodu k formátu warc. To plyne z citlivosti problému a nutnosti zajistit, aby nedošlo ke ztrátě dat.</text:p>
      <text:h text:style-name="Heading_20_3" text:outline-level="3">3.4.6 Deduplikace souborů</text:h>
      <text:p text:style-name="Text_20_body"/>
      <text:p text:style-name="Text_20_body">Nevím, kde o tom najít info!!!!§</text:p>
      <text:p text:style-name="Text_20_body">Podle všeho to není záležitost WARCU, ale záležitost HERITRIXU!</text:p>
      <text:h text:style-name="P21" text:outline-level="1">4 Migrace archivu z formátu arc do formátu warc</text:h>
      <text:h text:style-name="Heading_20_2" text:outline-level="2">4.1 O migraci</text:h>
      <text:h text:style-name="Heading_20_3" text:outline-level="3">4.1.1 Úvod</text:h>
      <text:p text:style-name="P2">Převod arc archivů do formátu warc je specifický problém. Různé instituce používají různé formáty na ukládání webových zdrojů. Většina těchto institucí bude mít právě snahu převést uložená data do formátu warc. </text:p>
      <text:p text:style-name="P2">Informace o migraci nejsou snadno dostupné. To je způsobené především tím, že problematika je relativně nová. Formát warc byl standardizován v roce 2009. Migrační nástroje jsou sice vyhledatelné na internetu, ale většinou není jejich součástí kompletní dokumentace.</text:p>
      <text:p text:style-name="P2">Problém dostupnosti informací o migraci je především v tom, že každá instituce, která se archivací zabývá, používá jiné nástroje. Každá instituce si během své existence přizpůsobila nástroje pro své potřeby. Tyto potřeby může tvořit například jazykové, dostupnost nástrojů, rozdílnost legislativy, rozdílnost v politice ukládání webových zdrojů. Proto, pokud určitá instituce analyzuje problematiku migrace, zabývá se problémy specifickými pro její podmínky.</text:p>
      <text:p text:style-name="P2">Proto například informace získané z Britské knihovny jsou pro WebArchiv hodnotné, ale ve skutečnosti nejsou jejich nástroje okamžitě použitelné. Pokud by je chtěli pracovníci WebArchivu využít bylo by nutné je předělat pro jejich potřeby.</text:p>
      <text:h text:style-name="Heading_20_3" text:outline-level="3">4.1.2 Britská knihovna</text:h>
      <text:p text:style-name="P2">Řešitelé projektu WebArhiv se migrací prozatím příliš nezabývali. Nicméně ve světě se tím již lidé zabývají. Proto jsem se pokusil zjistit informace o migraci u pracovníků z Britské knihovny. Mojí mailovou korespondenci uvádím v příloze Q. V Britské knihovně vyzkoušel vývojový tým skript pro převod do archivního formátu warc už v roce 2009. Celkově bylo převedeno cca 4,4 TB dat </text:p>
      <text:p text:style-name="P2">O převodu, který provedli, zatím není dostatek informací. Pracovníci Britské knihovny však použili pro migraci nástroje, které nejsou přímo použitelné ve WebArchivu. Používali totiž jiné nástroje pro ukládání dat a práci s archivy – Web Curator Tool a PANDAS. Překvapilo mě, že nevyužili ani možnosti deduplikace souborů. [35]</text:p>
      <text:h text:style-name="P24" text:outline-level="2">4.2 Použité nástroje</text:h>
      <text:p text:style-name="Text_20_body">Kromě samotných nástrojů pro migrci arc archivů jsem používal i jiné nástroje, zde podávám jejich přehled.</text:p>
      <text:h text:style-name="P22" text:outline-level="3">4.2.1 JHOVE</text:h>
      <text:p text:style-name="P2">Slouží k identifikaci a validaci souborů. Program disponuje množstvím modulů pro rozpoznávání formátů souborů. V příloze F je dostupná ukázka výstupu programu JHOVE pro arc soubor. Program je používal jen k pokusnému testování souborů.</text:p>
      <text:p text:style-name="P2">Konkrétně program umožňuje identifikaci, validaci a charakterizaci digitálních objektů. Identifikace je proces, který určuje formát objektu. Validace určuje stupeň korespondence daného objektu se specifikací příslušného formátu. Charakterizace navíc informuje o specifických vlastnostech daného objektu.</text:p>
      <text:p text:style-name="P2">Tyto operace jsou potřebné při správě digitálního archivu. Jeho použití je nutné při uchovávání digitálních souborů. Řešitelé projektu Webarchiv musí nutně vědět, jaké typy souborů uchovávají v repositářích. Jedním z hlavních důvodů je možnost zpětné převoditelnosti uchovaných webových zdrojů a jejich interpretace<text:note text:id="ftn37" text:note-class="footnote"><text:note-citation>37</text:note-citation><text:note-body><text:p text:style-name="Footnote">Různé verze elektronických dokumentů je možno zobrazit správně pouze specifickými nástroji. Proto je potřeba mít informace o tom, jaké verze dokumentů archiv obsahuje.</text:p></text:note-body></text:note>.</text:p>
      <text:p text:style-name="P2">JHOVE obsahuje moduly pro práci s bytestreamy, ASCII a UTF-8 texty, AIFF a WAVE audio soubory. Dále s obrázky typu GIF, JPEG, JPEG 2000, TIFF. PDF soubory, textovými a XML output handlery. Je naprogramován v programovacím jazyce Java.</text:p>
      <text:p text:style-name="P2">Jelikož je již zastaralý, používal jsem pro svou práci jeho novější verzi: JHOVE2. Přesto je tento nástroj stále vyvíjen a dostupný k volnému stažení<text:note text:id="ftn38" text:note-class="footnote"><text:note-citation>38</text:note-citation><text:note-body><text:p text:style-name="Footnote">Webové stránky projektu JHOVE dostupné online na adrese &lt;http://sourceforge.net/projects/jhove/&gt;.</text:p></text:note-body></text:note>.</text:p>
      <text:h text:style-name="P22" text:outline-level="3">4.2.2 JHOVE2</text:h>
      <text:h text:style-name="P25" text:outline-level="4">4.2.2.1 Úvod</text:h>
      <text:p text:style-name="Text_20_body"><text:span text:style-name="T1">Program je novější verzí již zmíněného programu JHOVE. Slouží k validaci </text:span><text:span text:style-name="T1">a identifikaci souborů. Program je vyvíjen v mnoha variantách</text:span><text:span text:style-name="T1"><text:note text:id="ftn39" text:note-class="footnote"><text:note-citation>39</text:note-citation><text:note-body><text:p text:style-name="Footnote">Distribuované verzovací systémy umožňují při vývoji projektu v určitém checkpointu rozdělit zdrojový kód na dvě části (forky) a pracovat na nich nezávisle. Přičemž checkpoint reprezentuje všechny dostupnými komponentami projektu. Přehled různých variant projektu JHOVE2 dostupný online na adrese &lt;https://bitbucket.org/jhove2/main/descendants&gt;.</text:p></text:note-body></text:note></text:span><text:span text:style-name="T1"> – v rámci distribuovaného verzovacího systému Mercurial na serveru www.bitbucket.com. Je vyvíjen JHOVE2 </text:span><text:span text:style-name="T1">Project </text:span><text:soft-page-break/><text:span text:style-name="T1">Team – California Digital Library, Portico, Stanford University .</text:span></text:p>
      <text:p text:style-name="P2">Protože je JHOVE2 vyvíjen mnoha různými vývojáři, vznikají různé verze tohoto programu se specifickými druhy přidané funkcionality. Pro mé účely jsem použil oficiální verzi<text:note text:id="ftn40" text:note-class="footnote"><text:note-citation>40</text:note-citation><text:note-body><text:p text:style-name="Footnote">Webová stránka projektu JHOVE2 dostupná online na adrese https://bitbucket.org/jhove2/&gt;.</text:p></text:note-body></text:note> a dále verzi určenou pro validaci testování souborů<text:note text:id="ftn41" text:note-class="footnote"><text:note-citation>41</text:note-citation><text:note-body><text:p text:style-name="Footnote">Webová stránka projektu JHOVE2-BNF dostupná online na adrese <text:s/><text:span text:style-name="T1">https://bitbucket.org/lbihanic/jhove2-bnf/overview&gt;.</text:span></text:p></text:note-body></text:note>, která má zásuvný modul pro analýzu arc souborů.</text:p>
      <text:p text:style-name="P2">Program jsem použil pro zjištění obsahu převáděných arc archivů. Je totiž potřeba přesně zjistit obsah archivu. Jelikož při vytváření archivů dochází občas k tomu, že není správně identifikován mimitype archivovaných souborů. Tato informace je však zásadní pro zpětnou interpretaci obsahu stažených souborů. V příloze G a O je ukázka výstupu z nástroje pro arc a warc soubor. Příloha AH obsahuje archiv s nástrojem JHOVE2. </text:p>
      <text:p text:style-name="P2">Implementací a analýzou několika archivů z depozitáře WebArchivu se zabývám v jiné kapitole.</text:p>
      <text:h text:style-name="P25" text:outline-level="4">4.2.2.2 Podrobnější informace<text:note text:id="ftn42" text:note-class="footnote"><text:note-citation>42</text:note-citation><text:note-body><text:p text:style-name="Footnote">V celé kapitole používám při popisu funkcí a vlastností nástroje vlastní překlady.</text:p></text:note-body></text:note></text:h>
      <text:p text:style-name="Text_20_body"><text:span text:style-name="T1">Detailní informace o programu jsou obsaženy v uživatelské příručce, která je k nahlédnutí v příloze AF. Další podstatné informace lze nalézt v dokumentu z roku 2010, který se věnuje aktualizaci nástroje, je přiložen k bakalářské práci v příloze AG. </text:span><text:span text:style-name="T2">Nástroj je napsán v programovacím jazyce Java a ke svému správnému běhu vyžaduje The OpenSP SGML parser.</text:span></text:p>
      <text:p text:style-name="Text_20_body"><text:span text:style-name="T1">Jak jsem zmínil výše, program JHOVE2 je novější verzí programu JHOVE2 a jako takový přináší nové možnosti a funkcionality. Hlavní změnou je to, že u objektů provádí charakterizaci, která je oproti původním partikulárním testovacím procesům u JHOVE komplexnější. „</text:span><text:span text:style-name="T5">Characterization is the process of examining a formatted digital source unit and automatically extracting or deriving representation information about that source unit that is indicative of its significant nature and useful for purposes of classification, analysis, and use.</text:span><text:span text:style-name="T2">“ [36]</text:span></text:p>
      <text:p text:style-name="P3">Charakterizace se skládá ze čtyř procedur:</text:p>
      <text:list xml:id="list669089316" text:continue-numbering="true" text:style-name="List_20_1">
        <text:list-item>
          <text:p text:style-name="P26"><text:span text:style-name="T3">Identifikace</text:span><text:span text:style-name="T1"> – určení formátu objektu.</text:span></text:p>
        </text:list-item>
        <text:list-item>
          <text:p text:style-name="P29">Feature extraction (extrakce rysů)<text:span text:style-name="T7"> – určení charakteristických rysů objektu.</text:span></text:p>
        </text:list-item>
        <text:list-item>
          <text:p text:style-name="P26"><text:soft-page-break/><text:span text:style-name="T3">Validace</text:span><text:span text:style-name="T1"> – určení stupně korespondence objektu se specifikací formátu.</text:span></text:p>
        </text:list-item>
        <text:list-item>
          <text:p text:style-name="List_20_1"><text:span text:style-name="T3">Assessment (posouzení)</text:span><text:span text:style-name="T2"> – určení stupně korespondence objektu se specifickými nároky určenými uživatelem softwaru. Nástroj je tedy možno „personalizovat“ pro potřeby uživatele, což je výhodné hlavně proto, že téměř každá organizace zabývající se archivací webových zdrojů, používá odlišnou politiku archivace dat. Nástroj poté dovede například určit rizika při práci s různými objekty, nebo provést či doporučit další akce ke zpracování objektů.</text:span></text:p>
        </text:list-item>
      </text:list>
      <text:p text:style-name="P7">Mezi další přednosti programu patří <text:span text:style-name="T7">[36]:</text:span></text:p>
      <text:list xml:id="list1492652405" text:style-name="L1">
        <text:list-item>
          <text:p text:style-name="P20">Modulární architektura a práce s plug-iny</text:p>
        </text:list-item>
        <text:list-item>
          <text:p text:style-name="P20">Jednoduché API a design základních modulů</text:p>
        </text:list-item>
        <text:list-item>
          <text:p text:style-name="P20">Bufferovaní I/O operací</text:p>
        </text:list-item>
        <text:list-item>
          <text:p text:style-name="P20">Internacionalizovaný výstup: podporuje více formátů – JSON, XML, text.</text:p>
        </text:list-item>
        <text:list-item>
          <text:p text:style-name="P20">Široká možnost konfigurace nástroje</text:p>
        </text:list-item>
        <text:list-item>
          <text:p text:style-name="P20">Kompletní dokumentace nástroje</text:p>
        </text:list-item>
        <text:list-item>
          <text:p text:style-name="P19"><text:span text:style-name="T9">Široká škála rozpoznatelných objektů</text:span><text:span text:style-name="T10"><text:note text:id="ftn43" text:note-class="footnote"><text:note-citation>43</text:note-citation><text:note-body><text:p text:style-name="Footnote">V následujícím odstavci podávám pouze neúplný výčet podporovaných objektů, podrobný výčet lze nalézt v příloze AG.</text:p></text:note-body></text:note></text:span></text:p>
        </text:list-item>
      </text:list>
      <text:p text:style-name="Text_20_body"><text:span text:style-name="T9">Hlavní předností nástroje je samozřejmě široká škála typů souborů, které dokáže identifikovat a valido</text:span><text:span text:style-name="T10">vat. Identifikovat dokáže JHOVE2 všechny objekty obsažené v databázi PRONOM</text:span><text:span text:style-name="T10"><text:note text:id="ftn44" text:note-class="footnote"><text:note-citation>44</text:note-citation><text:note-body><text:p text:style-name="Footnote">Organizace zabývající se problematikou souborových formátů a softwarových produků s nimi souvisejících. Webové stránky databáze PRONOM dostupné online na adrese &lt;http://www.nationalarchives.gov.uk/PRONOM&gt;.</text:p></text:note-body></text:note></text:span><text:span text:style-name="T10">, respektive objekty, které definují DROID signature files</text:span><text:span text:style-name="T10"><text:note text:id="ftn45" text:note-class="footnote"><text:note-citation>45</text:note-citation><text:note-body><text:p text:style-name="Footnote">DROID (Digital Record Object Identificatio), je nástroj pro automatickou identifikaci formátu soubo<text:span text:style-name="T24">rů</text:span><text:span text:style-name="T16">. Webové stránky nástroje DROID dostupné online na adrese &lt;http://droid.sourceforge.net/&gt;.</text:span></text:p></text:note-body></text:note></text:span><text:span text:style-name="T10"> – jedná se o více než 550 formátů. Výčet typů objektů, které dovede JHOVE2 validovat obsahuje formáty či standardy jako:</text:span><text:span text:style-name="T9"> ICC color profile, JPEG 2000, PDF, SGML, Shapefile, TIFF, UTF-8, WAVE, XML, Zip.</text:span></text:p>
      <text:p text:style-name="P2"><text:span text:style-name="T8">Nástroj tedy poskytuje velký potenciál pro využití v při řešení problému s archivací </text:span><text:span text:style-name="T8">webových zdrojů. Je podporován a užíván velkým množstvím organizací a dá se říci, že patří mezi uznávaný a standardní nástroj.</text:span></text:p>
      <text:h text:style-name="Heading_20_3" text:outline-level="3"><text:soft-page-break/>4.2.3 Jpype</text:h>
      <text:p text:style-name="Text_20_body">Nástroj umožňující spuštění programů napsaných v programovacím jazyce Java v rámci programu napsaného v programovacím jazyce Python. Použití tohoto nástroje bylo nutné kvůli tomu, že nástroje pro migraci arc archivů jsou psány v programovacím jazyce Python, ale JHOVE2 je programován jazyce Java.</text:p>
      <text:p text:style-name="Text_20_body">Nástroj v podstatě umožní spuštění Java Virtual Machine uvnitř Python skriptu a následně práci s Java aplikací. Nástroj je dostupný volně ke stažení na webových stránkách<text:note text:id="ftn46" text:note-class="footnote"><text:note-citation>46</text:note-citation><text:note-body><text:p text:style-name="Footnote">Webové stránka projektu dostupná online na adrese &lt;http://jpype.sourceforge.net/&gt;.</text:p></text:note-body></text:note> jeho vývojářů. Jeho využití bylo zásadní pro možnost testování převáděných ARC archivů. V příloze AI je archiv s nástrojem Jpype.</text:p>
      <text:h text:style-name="P24" text:outline-level="2">4.3 Testování migračních nástrojů</text:h>
      <text:p text:style-name="Text_20_body">Migraci realizuji pomocí několika variant nastrojů WARCTOOLS. Pokusím se převést vzorek arc archivů a porovnat výsledky. Z informací, které získám pokusím poukázat na výhody a nevýhody jednotlivých nástrojů.</text:p>
      <text:h text:style-name="Heading_20_3" text:outline-level="3">4.3.1 WARC-TOOLS</text:h>
      <text:p text:style-name="Text_20_body">Sada nástrojů pro práci s arc a warc soubory. Skripty jsou napsány v několika programovacích jazycích – C, Python, Ruby.</text:p>
      <text:p text:style-name="Text_20_body">Součástí sady skriptů jsou jak skripty pro převod archivů, tak skripty pro analýzy warc souborů. Jedná se konkrétně o WARCDUMP a WARCVALIDATOR. Bohužel WARC-TOOLS neobsahuje i nástroje na práci s arc archivy. </text:p>
      <text:p text:style-name="Text_20_body">Tento nástroj není již v současnosti dále vyvíjen a podporován, ale je stále dostupný ke stažení<text:note text:id="ftn47" text:note-class="footnote"><text:note-citation>47</text:note-citation><text:note-body><text:p text:style-name="Footnote"><text:s/>Webové stránky projektu WARCTOOLS dostupná online na adrese &lt;http://code.google.com/p/warc-tools/&gt;.</text:p></text:note-body></text:note>. Na webových stránkách projektu je dostupná dokumentace, kterou nabízím v přílohách R - U. Příloha O obsahuje výpis z programu JHOVE2 pro warc archiv generovaný tímto nástrojem. Příloha V obsahuje výstup z nástroje WARCDUMP pro warc archiv. V příloze L je warc archiv generovaný nástrojem WARCTOOLS. Příloha AC obsahuje kompletní nástroj.</text:p>
      <text:h text:style-name="Heading_20_4" text:outline-level="4">4.3.1.1 Kompatibilita s ostatními nástroji</text:h>
      <text:p text:style-name="Text_20_body">Nástroj WARCDUMP není kompatibilní s ostatními mnou testovanými nástroji.</text:p>
      <text:list xml:id="list521344872" text:continue-list="list669089316" text:style-name="List_20_1">
        <text:list-item>
          <text:p text:style-name="List_20_1">pro WARC-TOOLS / hanzo hlásí: Incompatible Warc Version</text:p>
        </text:list-item>
        <text:list-item>
          <text:p text:style-name="List_20_1">pro WARC-TOOLS / kpk09 hlásí: Incompatible Warc Version</text:p>
        </text:list-item>
        <text:list-item>
          <text:p text:style-name="List_20_1">pro soubory typu arc hlásí: Incompatible Warc Version</text:p>
        </text:list-item>
      </text:list>
      <text:p text:style-name="Text_20_body">Nástroj WARCVALIDATOR není kompatibilní s ostatními testovanými nástroji.</text:p>
      <text:list xml:id="list158085245" text:continue-numbering="true" text:style-name="List_20_1">
        <text:list-item>
          <text:p text:style-name="List_20_1">pro WARC-TOOLS / hanzo hlásí: Incompatible Warc Version</text:p>
        </text:list-item>
        <text:list-item>
          <text:p text:style-name="List_20_1">pro WARC-TOOLS / kpk09 hlásí: Incompatible Warc Version</text:p>
        </text:list-item>
        <text:list-item>
          <text:p text:style-name="List_20_1">pro soubory typu arc hlásí: Incompatible Warc Version</text:p>
        </text:list-item>
      </text:list>
      <text:p text:style-name="Text_20_body">Nástroj tedy není přímo kompatibilní s ostatními mnou testovanými nástroji.</text:p>
      <text:h text:style-name="Heading_20_4" text:outline-level="4"><text:soft-page-break/>4.3.1.2 Další parametry</text:h>
      <text:list xml:id="list1066413536" text:continue-numbering="true" text:style-name="List_20_1">
        <text:list-item>
          <text:p text:style-name="List_20_1">Výhodou nástroje je, že má napsané skripty pro hromadnou migraci.</text:p>
        </text:list-item>
        <text:list-item>
          <text:p text:style-name="List_20_1">Zvládá převádět soubory arc i soubory arc.gz.</text:p>
        </text:list-item>
        <text:list-item>
          <text:p text:style-name="List_20_1">Při převodu arc souboru do warc archivu přibalí i archivované soubory. Na rozdíl od ostatních nástrojů – ostatní nástroje přibalí archivované soubory pouze pokud dostanou na vstup arc archivi, které jsou zabalené nástrojem Gzip. </text:p>
        </text:list-item>
        <text:list-item>
          <text:p text:style-name="List_20_1">Nástroj není v současné době dále vyvíjen. Z toho se dá odvodit, že pravděpodobně nebude možno používat ho dlouhodobě – ostatní nástroje budou obohacovány o další funkcionalitu a tím reagovat na nové požadované parametry k převodu arc souborů.</text:p>
        </text:list-item>
      </text:list>
      <text:h text:style-name="Heading_20_3" text:outline-level="3">4.3.2 WARC-TOOLS / hanzo</text:h>
      <text:p text:style-name="Text_20_body">Další nástroj obsahující skripty pro převod arc souborů na warc soubory, včetně nástrojů pro validaci a práci s warc soubory. Tento nástroj vyvíjí tým, který je odvozen od týmu vyvíjejícího původní WARC-TOOLS<text:note text:id="ftn48" text:note-class="footnote"><text:note-citation>48</text:note-citation><text:note-body><text:p text:style-name="Footnote">Webové stránky projektu WARC-TOOLS / hanzo dostupné online na adrese &lt;http://code.hanzoarchives.com/warc-tools/wiki/Home&gt;.</text:p></text:note-body></text:note>.</text:p>
      <text:p text:style-name="Text_20_body">V příloze W je k nalezení dokumentace nástroje. Příloha X obsahuje výstup z nástroje WARCDUMP a příloha Y výstup z nástroje JHOVE2 pro daný warc soubor. <text:bookmark-start text:name="__DdeLink__2630_1898542784"/>Příloha AD obsahuje kompletní nástroj.<text:bookmark-end text:name="__DdeLink__2630_1898542784"/></text:p>
      <text:h text:style-name="Heading_20_4" text:outline-level="4">4.3.2.1 Kompatibilita s ostatními nástroji</text:h>
      <text:list xml:id="list1328628966" text:continue-numbering="true" text:style-name="List_20_1">
        <text:list-item>
          <text:p text:style-name="List_20_1">Nástroj WARCDUMP je kompatibilní s ostatními testovanými nástroji.</text:p>
        </text:list-item>
        <text:list-item>
          <text:p text:style-name="List_20_1">Z nástroje zcela vychází nástroj WARC-TOOLS / kpk09.</text:p>
        </text:list-item>
        <text:list-item>
          <text:p text:style-name="List_20_1">Dokumentace nástroje s nástrojem WARC-TOOLS / kpk09 je totožná</text:p>
        </text:list-item>
      </text:list>
      <text:h text:style-name="Heading_20_4" text:outline-level="4">4.3.2.2 Další parametry</text:h>
      <text:list xml:id="list1810811120" text:continue-numbering="true" text:style-name="List_20_1">
        <text:list-item>
          <text:p text:style-name="List_20_1">Nemá napsané skripty pro hromadnou migraci.</text:p>
        </text:list-item>
        <text:list-item>
          <text:p text:style-name="List_20_1">Při převodu arc souborů nepřibalí k souboru data. Je potřeba mu dávat na vstup arc.gz soubory.</text:p>
        </text:list-item>
        <text:list-item>
          <text:p text:style-name="List_20_1">Po otestování na zkušebním vzorku je textový warc soubor, totožný se souborem z WARCTOOLS / kpk09.</text:p>
        </text:list-item>
        <text:list-item>
          <text:p text:style-name="List_20_1">Nástroj je v současné době vyvíjen.</text:p>
        </text:list-item>
        <text:list-item>
          <text:p text:style-name="List_20_1"><text:soft-page-break/>Nástroj nemá dokončenou dokumentaci. V manuálu stojí, že vytváří „crappy“ warc soubory. Nástroj pro migraci je údajně převzat z nástroje WARCTOOLS. [37]</text:p>
        </text:list-item>
      </text:list>
      <text:h text:style-name="Heading_20_3" text:outline-level="3">4.3.3 WARC-TOOLS / kpk09</text:h>
      <text:p text:style-name="Text_20_body">Třetí mnou testovaný nástroj na určený pro migraci arc souborů do warc souborů. Jedná se o projekt, který je vyvíjen jako fork k původnímu kódu WARC TOOLS / hanzo<text:note text:id="ftn49" text:note-class="footnote"><text:note-citation>49</text:note-citation><text:note-body><text:p text:style-name="Footnote">Webové stránky projektu WARC-TOOLS / kpk09 dostupné online na adrese https://bitbucket.org/kpk09/warc-tools/wiki/Home&gt;.</text:p></text:note-body></text:note>.</text:p>
      <text:p text:style-name="P2">V příloze Z je k nalezení dokumentace nástroje. Příloha AA obsahuje výstup z nástroje WARCDUMP a příloha AB výstup z nástroje JHOVE2 pro daný warc soubor. Příloha AE obsahuje kompletní nástroj.</text:p>
      <text:h text:style-name="P25" text:outline-level="4">4.3.3 1 Kompatibilita s ostatními nástroji</text:h>
      <text:list xml:id="list1140407838" text:continue-numbering="true" text:style-name="List_20_1">
        <text:list-item>
          <text:p text:style-name="List_20_1">Nástroj WARCDUMP je kompatibilní s ostatními testovanými nástroji.</text:p>
        </text:list-item>
        <text:list-item>
          <text:p text:style-name="List_20_1">Nástroj zcela vychází z nástroje WARC-TOOLS / hanzo.</text:p>
        </text:list-item>
        <text:list-item>
          <text:p text:style-name="List_20_1">Dokumentace nástroje s nástrojem WARC-TOOLS / hanzo je totožná</text:p>
        </text:list-item>
      </text:list>
      <text:h text:style-name="P25" text:outline-level="4">4.3.3.2 Další parametry</text:h>
      <text:list xml:id="list1960347763" text:continue-numbering="true" text:style-name="List_20_1">
        <text:list-item>
          <text:p text:style-name="P27">Nemá napsané skripty pro hromadnou migraci.</text:p>
        </text:list-item>
        <text:list-item>
          <text:p text:style-name="P27">Při převodu arc souborů nepřibalí k souboru data. Je potřeba mu dávat na vstup arc.gz soubory.</text:p>
        </text:list-item>
        <text:list-item>
          <text:p text:style-name="P27">Po otestování na zkušebním vzorku je textový warc soubor, totožný se souborem z WARCTOOLS / hanzo.</text:p>
        </text:list-item>
        <text:list-item>
          <text:p text:style-name="P27">Nástroj je v současné době vyvíjen.</text:p>
        </text:list-item>
        <text:list-item>
          <text:p text:style-name="P27">Nástroj nemá dokončenou dokumentaci. V manuálu stojí, že vytváří „crappy“ warc soubory. Nástroj pro migraci je údajně převzat z nástroje WARCTOOLS. [38]</text:p>
        </text:list-item>
      </text:list>
      <text:h text:style-name="P24" text:outline-level="2">4.4 Podobnost WARCTOOLS / hanzo s kpk09</text:h>
      <text:p text:style-name="Text_20_body">Jak jsem zmínil již výše nástroje WARCTOOLS / hanzo s WARCTOOLS / kpk09 jsou si velmi podobné. Tato podobnost logicky vychází z toho, že WARCTOOLS / kpk09 vychází z nástroje druhého.</text:p>
      <text:p text:style-name="Text_20_body">Pokud bychom chtěli důsledně porovnávat tyto dva nástroje můžeme to udělat dvěma způsoby. První způsob je porovnání výstupů pro stejný vstup a druhý je porovnání zdrojového kódu.</text:p>
      <text:h text:style-name="Heading_20_3" text:outline-level="3">4.4.1 Porovnání výstupů pro stejné vstupy</text:h>
      <text:p text:style-name="Text_20_body">Testoval jsem nástroje pro převod na vlastním vzorku arc archivů. Konkrétně jsem testoval podobnost příslušných dvou warc.gz archivů a jejich výstupů při použití nástroje WARCDUMP. Výstupy z nástroje WARCDUMP jsem porovnával pomocí nástroje diff<text:note text:id="ftn50" text:note-class="footnote"><text:note-citation>50</text:note-citation><text:note-body><text:p text:style-name="Footnote">Informace o nástroji diff dostupné online na adrese &lt;http://unixhelp.ed.ac.uk/CGI/man-cgi?diff&gt;.</text:p></text:note-body></text:note>. Výsledky byli až na názvy cest k archivům totožné. Testování samotných warc.gz souborů jsem prováděl pomocí nástroje zdiff<text:note text:id="ftn51" text:note-class="footnote"><text:note-citation>51</text:note-citation><text:note-body><text:p text:style-name="Footnote">Informace o nástroji zdiff dostupné online na adrese &lt;http://resin.csoft.net/cgi-bin/man.cgi?section=1&amp;topic=zdiff&gt;. </text:p></text:note-body></text:note>, i tento nástroj potvrdil totožnost souborů.</text:p>
      <text:p text:style-name="Text_20_body">Musím zdůraznit, že jsem použil relativně malý testovací vzorek. Proto abych mohl uspokojivě konstatovat, bych musel použít mnohem větší vzorek dat. Navíc bych musel testovat archivy s různým obsahem – dá se očekávat, že by mohlo dojít k iferenciaci výstupů, kdyby archivy obsahovali atypické typy souborů.</text:p>
      <text:h text:style-name="Heading_20_3" text:outline-level="3">4.4.2 Porovnání zdrojového kódu</text:h>
      <text:p text:style-name="Text_20_body">Porovnání zdrojového kódu je náročnější procedura, ale pravděpodobně může jasně odpovědět na otázku. Pravděpodobně by bylo nejlepší dotázat se na rozdílnost obou nástrojů přímo vývojářů. </text:p>
      <text:p text:style-name="Text_20_body">Server, na kterém jsou oba nástroje umístěny, umožňuje přímé porovnávání pomocí nástroje diff. Informace o rozdílnosti je možné zhlédnout z dvou hledisek.</text:p>
      <text:list xml:id="list1867815162" text:continue-numbering="true" text:style-name="List_20_1">
        <text:list-item>
          <text:p text:style-name="List_20_1">Změny ve WARCTOOLS / hanzo, které se neprojevily v druhém nástroji<text:note text:id="ftn52" text:note-class="footnote"><text:note-citation>52</text:note-citation><text:note-body><text:p text:style-name="Footnote">Náhled změn mezi porovnávanými nástroji dostupný online na adrese <text:a xlink:type="simple" xlink:href="https://bitbucket.org/kpk09/warc-tools/compare/hanzo/warc-tools">https://bitbucket.org/kpk09/warc-tools/compare/hanzo/warc-tools</text:a>&gt;. 11.4.2012 šlo o modifikaci ve 34 souborech.</text:p></text:note-body></text:note>. </text:p>
        </text:list-item>
        <text:list-item>
          <text:p text:style-name="List_20_1">Změny v WARCTOOLS /kpk09, které se neprojevily v druhém nástroji<text:note text:id="ftn53" text:note-class="footnote"><text:note-citation>53</text:note-citation><text:note-body><text:p text:style-name="Footnote">Náhled změn mezi porovnávanými nástroji dostupný online na adrese &lt;https://bitbucket.org/kpk09/warc-tools/compare/..hanzo/warc-tools&gt;. 11.4.2012 šlo o modifikaci ve 7 souborech.</text:p></text:note-body></text:note>.</text:p>
        </text:list-item>
      </text:list>
      <text:h text:style-name="P24" text:outline-level="2">4.5 Závěry z porovnávání nástrojů</text:h>
      <text:p text:style-name="Text_20_body">Na základě porovnání jednotlivých nástrojů, které rozvádím v předcházející kapitole, jsem po poradě se svým vedoucím, mgr. Václevem Roseckým, došel k závěru, že nejlepším nástrojem pro případný převod webového archivu bude nástroj WARCTOOLS / hanzo.</text:p>
      <text:p text:style-name="Text_20_body">Hlavní výhoda tohoto nástroje je to, že je neustále vyvíjen a za jeho vývojem stojí organizace Hanzo Archives.</text:p>
      <text:h text:style-name="P24" text:outline-level="2">4.6 Implementace úprav v migračních nástrojích</text:h>
      <text:h text:style-name="Heading_20_3" text:outline-level="3">4.6.1 Úvod</text:h>
      <text:p text:style-name="Text_20_body">Mým úkolem bylo najít způsob, jak při procesu migrace zjistit obsah převáděného archivu. To znamená, že jsem měl v průběhu migrace provést analýzu obsahu archivu.</text:p>
      <text:p text:style-name="Text_20_body">Z toho důvodu jsem musel provést několik změn nástroji JHOVE2 a nástrojích WARCTOOLS, respektive jsem změnu provedl jen v nástroji W<text:bookmark-start text:name="__DdeLink__1627_1653336233"/>ARCTOOLS. / hanzo<text:bookmark-end text:name="__DdeLink__1627_1653336233"/>. Změna v ostatních nástrojích WARCTOOLS by znamenala obdobné zásahy a pravděpodobně by vedla je stejným výsledkům, jak vyplývá z výsledků porovnání jednotlivých nástrojů.</text:p>
      <text:h text:style-name="Heading_20_3" text:outline-level="3">4.6.2 Úprava JHOVE2</text:h>
      <text:p text:style-name="P2">Nástroj JHOVE2 je implementován v programovacím jazyce Java, jak jsem zmínil již výše. Jelikož je napsán tak, aby ho bylo možné spouštět z příkazového řádku, musel jsem provést změny, který by mi umožnili spouštět jej přímo z těla programu WARCTOOLS. / hanzo. Bylo tedy nutno implementovat další třídu.</text:p>
      <text:p text:style-name="P2">Výsledná třída je tedy spuštěna přímo z programu WARCTOOLS. / hanzo a obstará inicializaci a předání instrukcí nástroji JHOVE2, který prak provede všechny operace a vytvoří výstupný soubor. P<text:span text:style-name="T8">roblémem bylo, že program JHOVE2 neumožňuje vícenásobné spuštění, jelikož pro každé spuštění musí znova inicializovat svojí </text:span><text:span text:style-name="T4">Berkeley DB</text:span><text:span text:style-name="T8"> databázi – což by při implementaci do progamu </text:span><text:span text:style-name="T4">arc2warc</text:span><text:span text:style-name="T8"> působilo problémy. Proto bylo v mnou implementované třídě umožněno, aby mohl zpracovat libovolné množství souborů najednou. </text:span>JHOVE2 dovede zpracovat díky úpravě libovolné množství souborů a pro ně vytvořit výstupní soubor s analýzou jejich obsahu. Ukázku této třídy je možno najít v příloze AK. </text:p>
      <text:h text:style-name="P22" text:outline-level="3">4.6.2 Úprava <text:bookmark-start text:name="__DdeLink__2073_1653336233"/><text:bookmark-start text:name="__DdeLink__1633_1653336233"/>WARCTOOLS. / hanzo<text:bookmark-end text:name="__DdeLink__2073_1653336233"/><text:bookmark-end text:name="__DdeLink__1633_1653336233"/></text:h>
      <text:p text:style-name="Text_20_body"><text:span text:style-name="T1">Při úpravě nástroje WARCTOOLS. / hanzo stačilo upravit pouze program </text:span><text:span text:style-name="T6">arc2warc.py.</text:span><text:span text:style-name="T9"> </text:span></text:p>
      <text:p text:style-name="Text_20_body"><text:span text:style-name="T9">Bylo nutné provést takové změny, aby bylo možno přímo při jeho běhu spouštět Java aplikaci. A upravit program tak, aby bylo možno přistupovat k jednotlivým souborům uvnitř arc archivu. Dalším problémem bylo, že program JHOVE2 neumožňuje vícenásobné </text:span><text:span text:style-name="T9">spuštění. Opakovaná inicializace by však byla výpočetně velmi náročná</text:span><text:span text:style-name="T9"><text:note text:id="ftn54" text:note-class="footnote"><text:note-citation>54</text:note-citation><text:note-body><text:p text:style-name="Footnote">Typický archiv je má velikost 100 MB a obsahuje stovky až tisíce souborů.</text:p></text:note-body></text:note></text:span><text:span text:style-name="T9">.</text:span></text:p>
      <text:p text:style-name="P2">Program pracuje tak, že během převodu archivu si do dočasného adresáře ukládá jednotlivé soubory, která zpracuje a přidá do warc archivu. Potom, co je warc archiv hotový, <text:soft-page-break/>se spustí JHOVE2, který provede analýzu všech souborů v archivu. Pro tyto účely bylo potřeba použít výše zmíněný nástroj Jpype, který umožňuje efektivně spouštět Java aplikace v rámci skriptů v jazyce Python.</text:p>
      <text:p text:style-name="P2">Ukázku upraveného programu <text:span text:style-name="T4">arc2warc.py</text:span><text:span text:style-name="T8"> pod názvem </text:span><text:span text:style-name="T4">arc2warc_jhove2.py.</text:span> nabízím v příloze AL, kde jsou i moje komentáře k úpravám zdrojového kódu.</text:p>
      <text:h text:style-name="P24" text:outline-level="2">4.7 Výstupy z analýzy obsahu převáděných archivů</text:h>
      <text:p text:style-name="Text_20_body">Na to ještě čekám než to postahuju a zkusím.</text:p>
      <text:h text:style-name="P21" text:outline-level="1">5 Závěr</text:h>
      <text:p text:style-name="Text_20_body">Napiš, že výstupy použiješ jako zprávu pro Národní knihovnu</text:p>
      <text:h text:style-name="P21" text:outline-level="1">Seznam literatury</text:h>
      <text:p text:style-name="seznam_20_literatury">[1] Co je WebArchiv?. WEBARCHIV. <text:span text:style-name="T4">WebArchiv</text:span> [online]. 21.3.2012 [cit. 2012-03-21].Dostupné z: &lt;http://www.webarchiv.cz&gt;.</text:p>
      <text:p text:style-name="seznam_20_literatury">[2] Charakteristika Webarchivu. WEBARCHIV. <text:span text:style-name="T4">Webarchiv</text:span> [online]. 21.3.2012 [cit. 2012-03-21]. Dostupné z: &lt;http://www.webarchiv.cz/wainfo/&gt;.</text:p>
      <text:p text:style-name="seznam_20_literatury">[3]Dokumenty. WEBARCHIV. <text:span text:style-name="T4">Webarchiv</text:span> [online]. 21.3.2012 [cit. 2012-03-21]. Dostupné z: &lt;http://www.webarchiv.cz/dokumenty/&gt;.</text:p>
      <text:p text:style-name="seznam_20_literatury">[4] CELBOVÁ, Ludmila. <text:span text:style-name="T4">Registrace, ochrana a zpřístupnění domácích elektronických zdrojů v síti Internet</text:span>. 2000. Dostupné z: &lt;http://www.webarchiv.cz/files/dokumenty/zpravy/zprava2000.pdf&gt;.</text:p>
      <text:p text:style-name="seznam_20_literatury">[5] CELBOVÁ, Ludmila. <text:span text:style-name="T4">Registrace, ochrana a zpřístupnění domácích elektronických zdrojů v síti Internet</text:span>. 2002. Dostupné z: &lt;http://www.webarchiv.cz/files/dokumenty/zpravy/zprava2001/zprava2001.pdf&gt;.</text:p>
      <text:p text:style-name="seznam_20_literatury">[6] CELBOVÁ, Ludmila. <text:span text:style-name="T4">WebArchiv - vytvoření podmínek pro zpřístupnění českých webových zdrojů: knihovnické, legislativní a technické aspekty</text:span>. 2003. Dostupné z: &lt;http://www.webarchiv.cz/files/dokumenty/zpravy/zprava2002.pdf&gt;.</text:p>
      <text:p text:style-name="seznam_20_literatury">[7] STOKLASOVÁ, Bohdana. <text:span text:style-name="T4">Budování vzájemně kompatibilních informačních systémů pro přístup k </text:span>2004. Dostupné z: &lt;http://webarchiv.cz/files/dokumenty/zpravy/Zamer2004Zpravatextrev.doc&gt;.</text:p>
      <text:p text:style-name="seznam_20_literatury">[8] STOKLASOVÁ, Bohdana. <text:span text:style-name="T4">Budování vzájemně kompatibilních informačních systémů pro přístup k heterogenním informačním zdrojům a jejich zastřešení prostřednictvím Jednotné informační brány</text:span>. 2005. Dostupné z: &lt;http://webarchiv.cz/files/dokumenty/zpravy/Zamer2005Zpravatext.doc&gt;.</text:p>
      <text:p text:style-name="seznam_20_literatury">[9] CELBOVÁ, Ludmila. <text:span text:style-name="T4">Ochrana a trvalé zpřístupnění webových zdrojů jako součásti národního kulturního dědictví</text:span>. 2006. Dostupné z: &lt;http://webarchiv.cz/files/dokumenty/zpravy/zprava-VaV_2006-final.rtf&gt;.</text:p>
      <text:p text:style-name="seznam_20_literatury">[10] WEBARCHIV. <text:span text:style-name="T4">Zpráva WebArchiv - obnova dat - 2007</text:span>. Brno, 2007. Dostupné z: &lt;https://docs.google.com/Doc?docid=0AbRV47jJIQggZG5qOHJtZF8yNmRjanM1dg&amp;hl=cs&gt;.</text:p>
      <text:p text:style-name="seznam_20_literatury">[11] CELBOVÁ, Ludmila. <text:span text:style-name="T4">Ochrana a trvalé zpřístupnění webových zdrojů jako součásti národního <text:tab/>kulturního dědictví</text:span>. 2007. Dostupné z: &lt;http://webarchiv.cz/files/dokumenty/zpravy/zprava2007.pdf&gt;.</text:p>
      <text:p text:style-name="seznam_20_literatury">[12]COUFAL, Libor. <text:span text:style-name="T4">Ochrana a trvalé zpřístupnění webových zdrojů jako součásti národního kulturního dědictví</text:span>. 2008. Dostupné z: &lt;http://www.webarchiv.cz/files/dokumenty/zpravy/zprava2008.pdf&gt;.</text:p>
      <text:p text:style-name="seznam_20_literatury">[13] WEBARCHIV. <text:span text:style-name="T4">Zpráva WebArchiv - VISK - 2009. Brno, 2009</text:span>. Dostupné z: &lt;https://docs.google.com/Doc?docid=0AbRV47jJIQggZG5qOHJtZF80NngybjZ3aGY&amp;hl=cs&gt;.</text:p>
      <text:p text:style-name="seznam_20_literatury">[14] WEBARCHIV. <text:span text:style-name="T4">Zpráva WebArchiv - Věda a výzkum - 2010</text:span>. Brno, 2010. Dostupné z: &lt;https://docs.google.com/Doc?docid=0AbRV47jJIQggZG5qOHJtZF8xOGZ4YzNoamRy&amp;hl=cs&gt;.</text:p>
      <text:p text:style-name="seznam_20_literatury">[15] WEBARCHIV. <text:span text:style-name="T4">Zpráva WebArchiv - VISK - 2010</text:span>. Brno, 2010. Dostupné z: &lt;https://docs.google.com/Doc?docid=0AbRV47jJIQggZG5qOHJtZF8xN2Q2cnpxcmZm&amp;hl=cs&gt;.</text:p>
      <text:p text:style-name="seznam_20_literatury">[16] Celoplošné sklizně. WEBARCHIV. <text:span text:style-name="T4">Webarchiv</text:span> [online]. 21.3.2012 [cit. 2012-03-21]. Dostupné z: &lt;http://www.webarchiv.cz/celoplosne-sklizne/&gt;.</text:p>
      <text:p text:style-name="seznam_20_literatury">[17] CC info. WEBARCHIV. <text:span text:style-name="T4">Webarchiv</text:span> [online]. 21.3.2012 [cit. 2012-03-21]. Dostupné z: &lt;http://www.webarchiv.cz/ccinfo/&gt;.</text:p>
      <text:p text:style-name="seznam_20_literatury">[18] Gruber, Lukáš. <text:span text:style-name="T4">Licence Creative Commons a perspektiva jejich zavedení do českého prostředí</text:span>. Ikaros <text:soft-page-break/>[online]. 2008, roč. 12, č. 3 [cit. 21.03.2012]. Dostupný z: &lt;http://www.ikaros.cz/node/4612&gt;. URN-NBN:cz-ik4612. ISSN 1212-5075.</text:p>
      <text:p text:style-name="seznam_20_literatury">[19] JANSA, Petr. <text:span text:style-name="T4">Právní aspekty implementace projektu „Creative Commons“ v České republice</text:span>. Praha, 2008. Dostupné z: &lt;http://www.creativecommons.cz/wp-<text:tab/>content/uploads/dp_petr_jansa_komplet_xmp.pdf&gt;. Diplomová práce. Univerzita Karlova.</text:p>
      <text:p text:style-name="seznam_20_literatury">[20] Partneři projektu. WEBARCHIV. <text:span text:style-name="T4">Webarchiv</text:span> [online]. 21.3.2012 [cit. 2012-03-21]. Dostupné z: &lt;http://www.webarchiv.cz/partneri-projektu/&gt;.</text:p>
      <text:p text:style-name="seznam_20_literatury">[21] Pro vydavatele. WEBARCHIV. <text:span text:style-name="T4">Webarchiv</text:span> [online]. 21.3.2012 [cit. 2012-03-21]. Dostupné z: &lt;http://www.webarchiv.cz/vydavatele/&gt;.</text:p>
      <text:p text:style-name="seznam_20_literatury">[22] Partneři. WEBARCHIV. <text:span text:style-name="T4">Webarchiv</text:span> [online]. 21.3.2012 [cit. 2012-03-21]. Dostupné z: &lt;http://www.webarchiv.cz/partneri&gt;.</text:p>
      <text:p text:style-name="seznam_20_literatury">[23] Doporučit zdroj. WEBARCHIV. <text:span text:style-name="T4">Webarchiv</text:span> [online]. 21.3.2012 [cit. 2012-03-21]. Dostupné z: &lt;http://www.webarchiv.cz/formular-url/&gt;.</text:p>
      <text:p text:style-name="seznam_20_literatury">[24] Kritéria. WEBARCHIV. <text:span text:style-name="T4">Webarchiv</text:span> [online]. 21.3.2012 [cit. 2012-03-21]. Dostupné z: &lt;http://www.webarchiv.cz/kriteria/&gt;.</text:p>
      <text:p text:style-name="seznam_20_literatury">[25] BARTOŠEK, Miroslav. <text:span text:style-name="T4">Systém pro správu procesu archivace webových informačních zdrojů.</text:span> Brno, 2009. Dostupné z: &lt;http://is.muni.cz/th/173018/fi_b/&gt;. Bakalářské práce. Masarykova univerzita.</text:p>
      <text:p text:style-name="seznam_20_literatury">[26] KUSALÍK, Filip. <text:span text:style-name="T4">Identifikace a omezení přístupu k „nevhodným“ stránkám ve webovém archivu</text:span>. Brno, 2009. Dostupné z: &lt;http://is.muni.cz/th/173018/fi_b/&gt;. Bakalářské práce. Masarykova univerzita.</text:p>
      <text:p text:style-name="seznam_20_literatury">[27] VLČEK, Ivan. <text:span text:style-name="T4">Rozpoznání a archivace českého webu mimo národní doménu</text:span><text:span text:style-name="T8">. Brno</text:span>, 2008. Dostupné z: &lt;http://is.muni.cz/th/172585/fi_b/&gt;. Bakalářské práce. Masarykova univerzita.</text:p>
      <text:p text:style-name="seznam_20_literatury">[28] BELLA, Martin. <text:span text:style-name="T4">Implementace OAI-PMH pro český WebArchiv</text:span>. Brno, 2008. Dostupné z: &lt;http://is.muni.cz/th/98989/fi_b&gt;. Bakalářské práce. Masarykova univerzita.</text:p>
      <text:p text:style-name="seznam_20_literatury">[29] JELÍNKOVÁ, Lenka. <text:span text:style-name="T4">Bibliografický popis elektronických online zdrojů v zahraniční a domácí katalogizační praxi</text:span>. Praha, 2006. Dostupné z: &lt;http://www.webarchiv.cz/files/dokumenty/ostatni/DPjelinkova2006.pdf&gt;. Diplomová práce. Univerzita Karlova.</text:p>
      <text:p text:style-name="seznam_20_literatury">[30] MATĚJKA, Lukáš. <text:span text:style-name="T4">Zpřístupnění archivu českého webu</text:span>. Brno, 2006. Dostupné z: &lt;http://is.muni.cz/th/49968/fi_m&gt;. Diplomová práce. Masarykova univerzita.</text:p>
      <text:p text:style-name="seznam_20_literatury">[31] ŠKODOVÁ, Markéta. <text:span text:style-name="T4">Strategie archivace elektronických online zdrojů a politika jejich výběru do digitálního archivu (se zaměřením na český systém WebArchiv)</text:span>. Praha, 2005. Dostupné z: &lt;http://www.webarchiv.cz/files/dokumenty/zpravy/skodova.doc&gt;. Diplomová práce. Univerzita Karlova.</text:p>
      <text:p text:style-name="seznam_20_literatury">[32] Arc File Format Reference. INTERNET ARCHIVE. <text:span text:style-name="T4">Internet Archive</text:span> [online]. [cit. 2012-03-21]. Dostupné z: &lt;http://www.archive.org/web/researcher/ArcFileFormat.php&gt;.</text:p>
      <text:p text:style-name="seznam_20_literatury">[33] ARC to WARC (to ARC). IA Webteam Confluence. <text:span text:style-name="T4">IA Webteam Confluence.</text:span><text:span text:style-name="T8"> [online]. [cit. 2012-03-21]. Dostupné z: &lt;</text:span>https://webarchive.jira.com/wiki/display/Heritrix/ARC+to+WARC+%28to+ARC%29&gt;.</text:p>
      <text:p text:style-name="P13">[34] ISO/DIS 28500. Information and documentation — The WARC File Format. <text:span text:style-name="T4">Information and documentation — The WARC File Format</text:span> [online]. <text:span text:style-name="T18">New Zealand: ISO, 2008. </text:span>[cit. 2012-04-14]. Dostupné z: &lt;http://archive-access.sourceforge.net/warc/WARC_ISO_28500_final_draft%20v018%20Zentveld<text:soft-page-break/>%20080618.doc&gt;.</text:p>
      <text:p text:style-name="P13">[35] <text:span text:style-name="T18">PROKOP, Martin. Mailová korespondence s pracovníky British Library. 2012.</text:span></text:p>
      <text:p text:style-name="P13"><text:span text:style-name="T18">[36] THE REGENTS OF THE UNIVERSITY OF CALIFORNIA, Ithaka Harbors, Inc., and The Board of Trustees of Leland Stanford Junior University. </text:span><text:span text:style-name="T19">Next-Generation Characterization</text:span><text:span text:style-name="T18">: </text:span><text:span text:style-name="T19">An Update on the JHOVE2 Project</text:span><text:span text:style-name="T18">. The Regents of the University of California, Ithaka Harbors, Inc., and The Board of Trustees of Leland Stanford Junior University., 2011. [cit. 2012-04-14] Dostupné z: &lt;http://bitbucket.org/jhove2/main/wiki/documents/JHOVE2-Users-Guide_20110222.pdf&gt;.</text:span></text:p>
      <text:p text:style-name="seznam_20_literatury"><text:span text:style-name="T16">[37] Hanzo / warc-tools / overview. BITBUCKET. </text:span><text:span text:style-name="T17">BitBucket</text:span><text:span text:style-name="T16"> [online]. 2012 [cit. 2012-04-14]. Dostupné z: &lt;http://code.hanzoarchives.com/warc-tools/overview&gt;.</text:span></text:p>
      <text:p text:style-name="seznam_20_literatury"><text:span text:style-name="T18">[38] Kpk09 </text:span><text:span text:style-name="T16">/ warc-tools / overview. BITBUCKET. </text:span><text:span text:style-name="T17">BitBucket</text:span><text:span text:style-name="T16"> [online]. 2012 [cit. 2012-04-14]. Dostupné z: &lt;https://bitbucket.org/kpk09/warc-tools/overview&gt;.</text:span></text:p>
      <text:p text:style-name="P31"/>
      <text:p text:style-name="P31"/>
      <text:p text:style-name="P31"/>
      <text:p text:style-name="P31"/>
      <text:p text:style-name="seznam_20_literatury">Masanès, Julien (Ed.): Web Archiving. Berlin, Heidelberg, Springer-Verlag, 2006.</text:p>
      <text:h text:style-name="P21" text:outline-level="1">Přílohy</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cs" fo:country="CZ"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mm" fo:margin-right="0mm" fo:text-align="justify" style:justify-single-word="false" fo:text-indent="10mm" style:auto-text-indent="false" style:page-number="auto"/>
    </style:style>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top="1.01mm" fo:margin-bottom="1.01mm" fo:line-height="150%" fo:text-align="justify" style:justify-single-word="false" style:page-number="auto"/>
      <style:text-properties fo:font-size="12pt"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paragraph-properties fo:margin-left="0mm" fo:margin-right="0mm" fo:margin-top="1.99mm" fo:margin-bottom="1.99mm" fo:text-indent="0mm" style:auto-text-indent="false"/>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left="0mm" fo:margin-right="0mm" fo:margin-top="1.99mm" fo:margin-bottom="1.99mm" fo:text-indent="0mm"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mm" fo:margin-right="0mm" fo:margin-top="1.99mm" fo:margin-bottom="1.99mm" fo:text-indent="0mm" style:auto-text-indent="false"/>
      <style:text-properties fo:font-size="12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list-style-name="List_20_1" style:class="index" style:master-page-name="">
      <style:paragraph-properties fo:margin-left="1.01mm" fo:margin-right="0mm" fo:margin-top="1.01mm" fo:margin-bottom="1.01mm" fo:line-height="120%" fo:text-align="start" style:justify-single-word="false" fo:text-indent="0mm" style:auto-text-indent="false" style:page-number="auto" fo:background-color="transparent" style:shadow="none">
        <style:tab-stops>
          <style:tab-stop style:position="170mm" style:type="right" style:leader-style="dotted" style:leader-text="."/>
        </style:tab-stops>
        <style:background-image/>
      </style:paragraph-properties>
      <style:text-properties fo:font-size="11pt"/>
    </style:style>
    <style:style style:name="Contents_20_2" style:display-name="Contents 2" style:family="paragraph" style:parent-style-name="Index" style:class="index">
      <style:paragraph-properties fo:margin-left="4.99mm" fo:margin-right="0mm" fo:text-indent="0mm" style:auto-text-indent="false">
        <style:tab-stops>
          <style:tab-stop style:position="165.01mm" style:type="right" style:leader-style="dotted" style:leader-text="."/>
        </style:tab-stops>
      </style:paragraph-properties>
    </style:style>
    <style:style style:name="Contents_20_5" style:display-name="Contents 5" style:family="paragraph" style:parent-style-name="Index" style:class="index">
      <style:paragraph-properties fo:margin-left="19.97mm" fo:margin-right="0mm" fo:text-indent="0mm" style:auto-text-indent="false">
        <style:tab-stops>
          <style:tab-stop style:position="150.04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text-indent="0mm" style:auto-text-indent="false"/>
    </style:style>
    <style:style style:name="Contents_20_10" style:display-name="Contents 10" style:family="paragraph" style:parent-style-name="Index" style:class="index">
      <style:paragraph-properties fo:margin-left="44.93mm" fo:margin-right="0mm" fo:text-indent="0mm" style:auto-text-indent="false">
        <style:tab-stops>
          <style:tab-stop style:position="125.08m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left="0mm" fo:margin-right="0mm" fo:margin-top="1.99mm" fo:margin-bottom="1.99mm" fo:text-indent="0mm" style:auto-text-indent="false"/>
      <style:text-properties fo:font-size="75%" fo:font-style="italic" fo:font-weight="bold" style:font-size-asian="85%" style:font-style-asian="italic" style:font-weight-asian="normal" style:font-size-complex="85%" style:font-style-complex="italic" style:font-weight-complex="bold"/>
    </style:style>
    <style:style style:name="Footer" style:family="paragraph" style:parent-style-name="Standard" style:class="extra">
      <style:paragraph-properties fo:margin-left="0mm" fo:margin-right="0mm" fo:text-indent="0mm" style:auto-text-indent="false" text:number-lines="false" text:line-number="0">
        <style:tab-stops>
          <style:tab-stop style:position="75mm" style:type="center"/>
          <style:tab-stop style:position="150.02mm" style:type="right"/>
        </style:tab-stops>
      </style:paragraph-properties>
    </style:style>
    <style:style style:name="User_20_Index_20_3" style:display-name="User Index 3" style:family="paragraph" style:parent-style-name="Index" style:class="index">
      <style:paragraph-properties fo:margin-left="9.98mm" fo:margin-right="0mm" fo:text-indent="0mm" style:auto-text-indent="false">
        <style:tab-stops>
          <style:tab-stop style:position="160.02mm" style:type="right" style:leader-style="dotted" style:leader-text="."/>
        </style:tab-stops>
      </style:paragraph-properties>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mm" fo:margin-right="0mm" fo:text-indent="-45mm" style:auto-text-indent="false">
        <style:tab-stops>
          <style:tab-stop style:position="0mm"/>
        </style:tab-stops>
      </style:paragraph-properties>
    </style:style>
    <style:style style:name="List_20_1" style:display-name="List 1" style:family="paragraph" style:parent-style-name="List" style:list-style-name="List_20_1" style:class="list" style:master-page-name="">
      <style:paragraph-properties fo:margin-left="14.99mm" fo:margin-right="0mm" fo:margin-top="0mm" fo:margin-bottom="1.01mm" fo:text-indent="0mm" style:auto-text-indent="false" style:page-number="auto"/>
    </style:style>
    <style:style style:name="List_20_1_20_Cont." style:display-name="List 1 Cont." style:family="paragraph" style:parent-style-name="List" style:class="list">
      <style:paragraph-properties fo:margin-left="20mm" fo:margin-right="0mm" fo:margin-top="0mm" fo:margin-bottom="2.12mm" fo:text-indent="0mm" style:auto-text-indent="false"/>
    </style:style>
    <style:style style:name="Header" style:family="paragraph" style:parent-style-name="Standard" style:class="extra" style:master-page-name="">
      <style:paragraph-properties fo:margin-left="0mm" fo:margin-right="0mm" fo:text-indent="0mm" style:auto-text-indent="false" style:page-number="auto" text:number-lines="false" text:line-number="0">
        <style:tab-stops>
          <style:tab-stop style:position="72.5mm" style:type="center"/>
          <style:tab-stop style:position="145.01mm" style:type="right"/>
        </style:tab-stops>
      </style:paragraph-properties>
    </style:style>
    <style:style style:name="Untitled1" style:family="paragraph" style:parent-style-name="Text_20_body" style:master-page-name="">
      <style:paragraph-properties style:page-number="auto"/>
    </style:style>
    <style:style style:name="textové_20_přílohy" style:display-name="textové přílohy" style:family="paragraph" style:parent-style-name="Text_20_body" style:master-page-name="">
      <style:paragraph-properties fo:margin-left="4.99mm" fo:margin-right="0mm" fo:margin-top="1.01mm" fo:margin-bottom="1.01mm" fo:line-height="100%" fo:text-align="start" style:justify-single-word="false" fo:text-indent="0mm" style:auto-text-indent="false" style:page-number="auto"/>
      <style:text-properties style:font-name="Courier New" fo:font-size="10pt" style:font-size-asian="10.5pt"/>
    </style:style>
    <style:style style:name="textove_20_prilohy_20_komentar" style:display-name="textove prilohy komentar" style:family="paragraph" style:parent-style-name="Text_20_body" style:master-page-name="">
      <style:paragraph-properties fo:margin-left="0mm" fo:margin-right="0mm" fo:margin-top="0mm" fo:margin-bottom="0mm" fo:line-height="100%" fo:text-indent="0mm" style:auto-text-indent="false" style:page-number="auto"/>
      <style:text-properties style:font-size-asian="10.5pt"/>
    </style:style>
    <style:style style:name="seznam_20_literatury" style:display-name="seznam literatury" style:family="paragraph" style:parent-style-name="textove_20_prilohy_20_komentar" style:master-page-name="">
      <style:paragraph-properties fo:margin-left="7mm" fo:margin-right="0mm" fo:line-height="150%" fo:text-align="start" style:justify-single-word="false" fo:text-indent="-7mm" style:auto-text-indent="false" style:page-number="auto">
        <style:tab-stops/>
      </style:paragraph-properties>
      <style:text-properties fo:font-size="10pt" style:font-size-asian="10.5pt"/>
    </style:style>
    <style:style style:name="Contents_20_4" style:display-name="Contents 4" style:family="paragraph" style:parent-style-name="Index" style:class="index">
      <style:paragraph-properties fo:margin-left="14.98mm" fo:margin-right="0mm" fo:text-indent="0mm" style:auto-text-indent="false">
        <style:tab-stops>
          <style:tab-stop style:position="135.04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text-indent="0mm" style:auto-text-indent="false">
        <style:tab-stops>
          <style:tab-stop style:position="140.04mm" style:type="right" style:leader-style="dotted" style:leader-text="."/>
        </style:tab-stops>
      </style:paragraph-properties>
    </style:style>
    <style:style style:name="Contents_20_8" style:display-name="Contents 8" style:family="paragraph" style:parent-style-name="Index" style:class="index">
      <style:paragraph-properties fo:margin-left="34.94mm" fo:margin-right="0mm" fo:text-indent="0mm" style:auto-text-indent="false">
        <style:tab-stops>
          <style:tab-stop style:position="115.08m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mm" fo:page-height="297mm" style:num-format="1" style:print-orientation="portrait" fo:margin-top="20mm" fo:margin-bottom="20mm" fo:margin-left="30mm" fo:margin-right="20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0mm" fo:margin-left="0mm" fo:margin-right="0mm" fo:margin-bottom="4.99mm"/>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0mm" fo:margin-left="0mm" fo:margin-right="0mm" fo:margin-bottom="4.99mm"/>
      </style:header-style>
      <style:footer-style/>
    </style:page-layout>
    <style:page-layout style:name="Mpm3">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Nástroje pro migraci webového archivu<text:tab/><text:tab/>Martin Prokop</text:p>
      </style:header>
      <style:footer>
        <text:p text:style-name="MP1">– <text:page-number text:select-page="current">47</text:page-number> –</text:p>
      </style:footer>
    </style:master-page>
    <style:master-page style:name="HTML" style:page-layout-name="Mpm2">
      <style:header>
        <text:p text:style-name="Header"/>
      </style:header>
    </style:master-page>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tin Prokop</meta:initial-creator>
    <meta:creation-date>2011-03-10T17:20:49</meta:creation-date>
    <meta:generator>LibreOffice/3.4$Linux LibreOffice_project/340m1$Build-502</meta:generator>
    <dc:date>2012-04-15T01:39:56</dc:date>
    <dc:creator>Martin Prokop</dc:creator>
    <meta:editing-duration>P5DT2H24M48S</meta:editing-duration>
    <meta:editing-cycles>2606</meta:editing-cycles>
    <meta:document-statistic meta:table-count="1" meta:image-count="0" meta:object-count="0" meta:page-count="47" meta:paragraph-count="592" meta:word-count="10867" meta:character-count="76852" meta:non-whitespace-character-count="66725"/>
  </office:meta>
</office:document-meta>
</file>